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margin-left="0cm" fo:margin-right="0cm" fo:margin-top="1.058cm" fo:margin-bottom="1.058cm" style:contextual-spacing="false" fo:text-align="center" style:justify-single-word="false" fo:text-indent="0cm" style:auto-text-indent="false"/>
      <style:text-properties fo:font-weight="bold" officeooo:paragraph-rsid="0019632d" style:font-weight-asian="bold" style:font-size-complex="14pt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4.251cm" style:auto-text-indent="false">
        <style:tab-stops>
          <style:tab-stop style:position="2cm" style:leader-style="solid" style:leader-text="_"/>
        </style:tab-stops>
      </style:paragraph-properties>
      <style:text-properties style:font-name="Times New Roman" fo:font-size="10pt" fo:language="ru" fo:country="RU" fo:font-weight="bold" officeooo:paragraph-rsid="0019632d" style:font-size-asian="10pt" style:font-weight-asian="bold" style:font-name-complex="Times New Roman1" style:font-size-complex="14pt"/>
    </style:style>
    <style:style style:name="P4" style:family="paragraph" style:parent-style-name="Standard">
      <style:paragraph-properties fo:margin-left="0cm" fo:margin-right="0cm" fo:margin-top="0cm" fo:margin-bottom="1.058cm" style:contextual-spacing="false" fo:line-height="100%" fo:text-align="justify" style:justify-single-word="false" fo:orphans="0" fo:widows="0" fo:text-indent="8.502cm" style:auto-text-indent="false" style:snap-to-layout-grid="false">
        <style:tab-stops>
          <style:tab-stop style:position="3.81cm"/>
          <style:tab-stop style:position="7.62cm"/>
          <style:tab-stop style:position="7.676cm"/>
          <style:tab-stop style:position="12.7cm"/>
          <style:tab-stop style:position="17.463cm"/>
        </style:tab-stops>
      </style:paragraph-properties>
      <style:text-properties style:font-name="Times New Roman" fo:font-size="10pt" fo:language="ru" fo:country="RU" officeooo:paragraph-rsid="0019632d" style:font-name-asian="Times New Roman1" style:font-size-asian="10pt" style:language-asian="ru" style:country-asian="RU" style:font-name-complex="Times New Roman1" style:font-size-complex="10pt"/>
    </style:style>
    <style:style style:name="P5" style:family="paragraph" style:parent-style-name="Standard">
      <style:paragraph-properties fo:margin-top="0cm" fo:margin-bottom="1.905cm" style:contextual-spacing="false" fo:line-height="100%">
        <style:tab-stops>
          <style:tab-stop style:position="1cm" style:type="center"/>
        </style:tab-stops>
      </style:paragraph-properties>
      <style:text-properties style:font-name="Times New Roman" fo:font-size="10pt" fo:language="ru" fo:country="RU" officeooo:paragraph-rsid="0019632d" style:font-size-asian="10pt" style:font-name-complex="Times New Roman1" style:font-size-complex="10pt"/>
    </style:style>
    <style:style style:name="P6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  <style:text-properties style:font-name="Times New Roman" fo:font-size="14pt" officeooo:paragraph-rsid="0019632d" style:font-size-asian="14pt" style:font-name-complex="Times New Roman1" style:font-size-complex="14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Times New Roman" fo:font-size="14pt" officeooo:rsid="001e66a3" officeooo:paragraph-rsid="002dd6d8" style:font-size-asian="14pt" style:font-size-complex="14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Times New Roman" fo:font-size="14pt" officeooo:rsid="001e66a3" officeooo:paragraph-rsid="001e66a3" style:font-size-asian="14pt" style:font-size-complex="14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" fo:font-size="14pt" officeooo:paragraph-rsid="00cb60bc" style:font-size-asian="14pt" style:font-size-complex="14pt"/>
    </style:style>
    <style:style style:name="P10" style:family="paragraph" style:parent-style-name="List_20_Paragraph">
      <style:paragraph-properties fo:margin-left="1.27cm" fo:margin-right="0cm" fo:margin-top="0cm" fo:margin-bottom="0.635cm" style:contextual-spacing="true" fo:text-align="center" style:justify-single-word="false" fo:text-indent="0cm" style:auto-text-indent="false"/>
      <style:text-properties style:font-name="Times New Roman" fo:font-size="14pt" fo:language="ru" fo:country="RU" fo:font-weight="normal" officeooo:rsid="00372852" officeooo:paragraph-rsid="004bd532" fo:background-color="#ffffff" style:font-size-asian="14pt" style:font-weight-asian="normal" style:font-name-complex="Times New Roman1" style:font-size-complex="14pt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-2.251cm" style:auto-text-indent="false"/>
      <style:text-properties style:font-name="Times New Roman" fo:font-size="14pt" fo:language="ru" fo:country="RU" fo:font-weight="bold" officeooo:paragraph-rsid="001e66a3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-2.251cm" style:auto-text-indent="false" fo:break-before="page"/>
      <style:text-properties style:font-name="Times New Roman" fo:font-size="14pt" fo:language="ru" fo:country="RU" fo:font-weight="bold" officeooo:paragraph-rsid="001e66a3" style:font-size-asian="14pt" style:font-weight-asian="bold" style:font-name-complex="Times New Roman1" style:font-size-complex="14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fo:font-weight="bold" officeooo:paragraph-rsid="0019632d" style:font-size-asian="14pt" style:font-weight-asian="bold" style:font-name-complex="Times New Roman1" style:font-size-complex="14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-2.251cm" style:auto-text-indent="false" fo:break-before="page"/>
      <style:text-properties style:font-name="Times New Roman" fo:font-size="14pt" fo:language="ru" fo:country="RU" fo:font-weight="bold" officeooo:paragraph-rsid="0019632d" style:font-size-asian="14pt" style:font-weight-asian="bold" style:font-name-complex="Times New Roman1" style:font-size-complex="14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-2.251cm" style:auto-text-indent="false"/>
      <style:text-properties style:font-name="Times New Roman" fo:font-size="14pt" fo:language="ru" fo:country="RU" fo:font-weight="bold" officeooo:paragraph-rsid="0019632d" style:font-size-asian="14pt" style:font-weight-asian="bold" style:font-name-complex="Times New Roman1" style:font-size-complex="14pt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style:snap-to-layout-grid="false">
        <style:tab-stops>
          <style:tab-stop style:position="3.81cm"/>
          <style:tab-stop style:position="7.62cm"/>
          <style:tab-stop style:position="12.7cm"/>
          <style:tab-stop style:position="17.463cm"/>
        </style:tab-stops>
      </style:paragraph-properties>
      <style:text-properties style:font-name="Times New Roman" fo:font-size="14pt" fo:language="ru" fo:country="RU" fo:font-weight="bold" officeooo:paragraph-rsid="0019632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7" style:family="paragraph" style:parent-style-name="Standard">
      <style:paragraph-properties fo:margin-top="0cm" fo:margin-bottom="0.212cm" style:contextual-spacing="false" fo:line-height="100%" fo:text-align="justify" style:justify-single-word="false" fo:orphans="0" fo:widows="0" style:snap-to-layout-grid="false">
        <style:tab-stops>
          <style:tab-stop style:position="3.81cm"/>
          <style:tab-stop style:position="7.62cm"/>
          <style:tab-stop style:position="7.676cm"/>
          <style:tab-stop style:position="12.7cm"/>
          <style:tab-stop style:position="17.463cm"/>
        </style:tab-stops>
      </style:paragraph-properties>
      <style:text-properties style:font-name="Times New Roman" fo:font-size="14pt" fo:language="ru" fo:country="RU" fo:font-weight="bold" officeooo:paragraph-rsid="0019632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indent="1.27cm" style:auto-text-indent="false" style:page-number="auto" fo:background-color="transparent"/>
      <style:text-properties style:font-name="Times New Roman" fo:font-size="14pt" fo:language="ru" fo:country="RU" officeooo:rsid="00c4a88b" officeooo:paragraph-rsid="00c4a88b" style:font-size-asian="14pt" style:font-name-complex="Times New Roman1" style:font-size-complex="14pt"/>
    </style:style>
    <style:style style:name="P19" style:family="paragraph" style:parent-style-name="Standard" style:master-page-name="">
      <style:paragraph-properties fo:margin-left="0cm" fo:margin-right="0cm" fo:margin-top="0cm" fo:margin-bottom="0.494cm" style:contextual-spacing="true" fo:text-align="justify" style:justify-single-word="false" fo:text-indent="1.251cm" style:auto-text-indent="false" style:page-number="auto"/>
      <style:text-properties style:font-name="Times New Roman" fo:font-size="14pt" fo:language="ru" fo:country="RU" style:text-underline-style="none" fo:font-weight="normal" officeooo:rsid="004b5ffd" officeooo:paragraph-rsid="00718d8b" fo:background-color="#ffffff" style:font-name-asian="Calibri1" style:font-size-asian="14pt" style:font-weight-asian="normal" style:font-name-complex="Times New Roman1" style:font-size-complex="14pt" style:font-weight-complex="normal"/>
    </style:style>
    <style:style style:name="P20" style:family="paragraph" style:parent-style-name="Standard">
      <style:paragraph-properties fo:margin-left="0cm" fo:margin-right="0cm" fo:margin-top="0cm" fo:margin-bottom="0.494cm" style:contextual-spacing="true" fo:text-align="justify" style:justify-single-word="false" fo:text-indent="1.251cm" style:auto-text-indent="false"/>
      <style:text-properties style:font-name="Times New Roman" fo:font-size="14pt" fo:language="ru" fo:country="RU" style:text-underline-style="none" fo:font-weight="normal" officeooo:rsid="004b5ffd" officeooo:paragraph-rsid="004eeac8" fo:background-color="#ffffff" style:font-name-asian="Calibri1" style:font-size-asian="14pt" style:font-weight-asian="normal" style:font-name-complex="Times New Roman1" style:font-size-complex="14pt" style:font-weight-complex="normal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indent="0cm" style:auto-text-indent="false">
        <style:tab-stops>
          <style:tab-stop style:position="1cm"/>
        </style:tab-stops>
      </style:paragraph-properties>
      <style:text-properties officeooo:paragraph-rsid="001d4605"/>
    </style:style>
    <style:style style:name="P22" style:family="paragraph" style:parent-style-name="Text_20_body">
      <style:paragraph-properties fo:margin-left="0cm" fo:margin-right="0cm" fo:margin-top="0cm" fo:margin-bottom="2.752cm" style:contextual-spacing="false" fo:text-indent="0cm" style:auto-text-indent="false">
        <style:tab-stops>
          <style:tab-stop style:position="3.81cm"/>
          <style:tab-stop style:position="17.701cm"/>
        </style:tab-stops>
      </style:paragraph-properties>
      <style:text-properties officeooo:paragraph-rsid="0019632d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indent="0cm" style:auto-text-indent="false">
        <style:tab-stops>
          <style:tab-stop style:position="3.81cm"/>
          <style:tab-stop style:position="17.701cm"/>
        </style:tab-stops>
      </style:paragraph-properties>
      <style:text-properties officeooo:paragraph-rsid="0019632d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3.81cm"/>
          <style:tab-stop style:position="17.701cm"/>
        </style:tab-stops>
      </style:paragraph-properties>
      <style:text-properties officeooo:paragraph-rsid="0019632d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3.81cm"/>
          <style:tab-stop style:position="17.701cm"/>
        </style:tab-stops>
      </style:paragraph-properties>
      <style:text-properties officeooo:paragraph-rsid="0019632d"/>
    </style:style>
    <style:style style:name="P26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  <style:text-properties fo:font-weight="normal" officeooo:paragraph-rsid="001e66a3" style:font-weight-asian="normal" style:font-weight-complex="normal"/>
    </style:style>
    <style:style style:name="P27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  <style:text-properties officeooo:paragraph-rsid="0019632d"/>
    </style:style>
    <style:style style:name="P28" style:family="paragraph" style:parent-style-name="Contents_20_1">
      <style:paragraph-properties fo:margin-left="0cm" fo:margin-right="0cm" fo:text-indent="1.251cm" style:auto-text-indent="false">
        <style:tab-stops>
          <style:tab-stop style:position="16.484cm" style:type="right" style:leader-style="dotted" style:leader-text="."/>
        </style:tab-stops>
      </style:paragraph-properties>
      <style:text-properties officeooo:paragraph-rsid="0019632d"/>
    </style:style>
    <style:style style:name="P29" style:family="paragraph" style:parent-style-name="Contents_20_1">
      <style:paragraph-properties fo:margin-left="0cm" fo:margin-right="0cm" fo:text-indent="0.801cm" style:auto-text-indent="false">
        <style:tab-stops>
          <style:tab-stop style:position="16.484cm" style:type="right" style:leader-style="dotted" style:leader-text="."/>
        </style:tab-stops>
      </style:paragraph-properties>
      <style:text-properties officeooo:paragraph-rsid="0019632d"/>
    </style:style>
    <style:style style:name="P30" style:family="paragraph" style:parent-style-name="List_20_Paragraph">
      <style:paragraph-properties fo:margin-left="1.27cm" fo:margin-right="0cm" fo:margin-top="0cm" fo:margin-bottom="0.635cm" style:contextual-spacing="true" fo:text-indent="0cm" style:auto-text-indent="false"/>
      <style:text-properties fo:language="ru" fo:country="RU" fo:font-weight="normal" officeooo:rsid="00372852" officeooo:paragraph-rsid="0045a547" style:font-weight-asian="normal" style:font-weight-complex="normal"/>
    </style:style>
    <style:style style:name="P31" style:family="paragraph" style:parent-style-name="List_20_Paragraph">
      <style:paragraph-properties fo:margin-left="1.27cm" fo:margin-right="0cm" fo:margin-top="0cm" fo:margin-bottom="0.635cm" style:contextual-spacing="true" fo:text-indent="0cm" style:auto-text-indent="false"/>
      <style:text-properties fo:language="ru" fo:country="RU" fo:font-weight="normal" officeooo:rsid="00372852" officeooo:paragraph-rsid="00372852" style:font-weight-asian="normal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1.27cm" fo:margin-right="0cm" fo:margin-top="0cm" fo:margin-bottom="0.494cm" style:contextual-spacing="true" fo:text-align="start" style:justify-single-word="false" fo:text-indent="0cm" style:auto-text-indent="false" style:page-number="auto" fo:background-color="transparent"/>
      <style:text-properties fo:language="en" fo:country="US" officeooo:rsid="00727078" officeooo:paragraph-rsid="00727078"/>
    </style:style>
    <style:style style:name="P33" style:family="paragraph" style:parent-style-name="Standard">
      <style:paragraph-properties fo:margin-top="0cm" fo:margin-bottom="0.494cm" style:contextual-spacing="true" fo:text-align="justify" style:justify-single-word="false"/>
      <style:text-properties style:text-line-through-style="none" style:text-line-through-type="none" style:font-name="Times New Roman" fo:font-size="14pt" fo:language="ru" fo:country="RU" fo:font-weight="normal" officeooo:rsid="00372852" officeooo:paragraph-rsid="00706b6e" fo:background-color="#ffffff" style:font-size-asian="14pt" style:font-weight-asian="normal" style:font-name-complex="Times New Roman1" style:font-size-complex="14pt" style:font-weight-complex="normal"/>
    </style:style>
    <style:style style:name="P34" style:family="paragraph" style:parent-style-name="Standard">
      <style:paragraph-properties fo:margin-top="0cm" fo:margin-bottom="0.494cm" style:contextual-spacing="true" fo:text-align="justify" style:justify-single-word="false"/>
      <style:text-properties style:text-line-through-style="none" style:text-line-through-type="none" style:font-name="Times New Roman" fo:font-size="14pt" fo:language="ru" fo:country="RU" fo:font-weight="normal" officeooo:rsid="00372852" officeooo:paragraph-rsid="007b6598" fo:background-color="#ffffff" style:font-size-asian="14pt" style:font-weight-asian="normal" style:font-name-complex="Times New Roman1" style:font-size-complex="14pt" style:font-weight-complex="normal"/>
    </style:style>
    <style:style style:name="P35" style:family="paragraph" style:parent-style-name="Standard">
      <style:paragraph-properties fo:margin-top="0cm" fo:margin-bottom="0.494cm" style:contextual-spacing="true" fo:text-align="justify" style:justify-single-word="false"/>
      <style:text-properties style:text-line-through-style="none" style:text-line-through-type="none" style:font-name="Times New Roman" fo:font-size="14pt" fo:language="ru" fo:country="RU" style:text-underline-style="none" fo:font-weight="normal" officeooo:rsid="004b5ffd" officeooo:paragraph-rsid="007b6598" fo:background-color="#ffffff" style:font-name-asian="Calibri1" style:font-size-asian="14pt" style:font-weight-asian="normal" style:font-name-complex="Times New Roman1" style:font-size-complex="14pt" style:font-weight-complex="normal"/>
    </style:style>
    <style:style style:name="P36" style:family="paragraph" style:parent-style-name="Standard">
      <style:paragraph-properties fo:margin-top="0cm" fo:margin-bottom="0.494cm" style:contextual-spacing="true" fo:text-align="justify" style:justify-single-word="false"/>
      <style:text-properties style:text-line-through-style="none" style:text-line-through-type="none" style:font-name="Times New Roman" fo:font-size="14pt" fo:language="en" fo:country="US" fo:font-weight="normal" officeooo:rsid="005658ae" officeooo:paragraph-rsid="0059b44c" fo:background-color="#ffffff" style:font-size-asian="14pt" style:font-weight-asian="normal" style:font-name-complex="Times New Roman1" style:font-size-complex="14pt" style:font-weight-complex="normal"/>
    </style:style>
    <style:style style:name="P37" style:family="paragraph" style:parent-style-name="Standard" style:master-page-name="">
      <loext:graphic-properties draw:fill="none"/>
      <style:paragraph-properties fo:margin-left="1.27cm" fo:margin-right="0cm" fo:margin-top="0cm" fo:margin-bottom="0.494cm" style:contextual-spacing="true" fo:text-align="justify" style:justify-single-word="false" fo:text-indent="0cm" style:auto-text-indent="false" style:page-number="auto" fo:background-color="transparent"/>
      <style:text-properties style:text-line-through-style="none" style:text-line-through-type="none" style:font-name="Times New Roman" fo:font-size="14pt" fo:language="en" fo:country="US" fo:font-weight="normal" officeooo:rsid="005658ae" officeooo:paragraph-rsid="005785ac" fo:background-color="#ffffff" style:font-size-asian="14pt" style:font-weight-asian="normal" style:font-name-complex="Times New Roman1" style:font-size-complex="14pt" style:font-weight-complex="normal"/>
    </style:style>
    <style:style style:name="P38" style:family="paragraph" style:parent-style-name="Standard" style:master-page-name="">
      <loext:graphic-properties draw:fill="none"/>
      <style:paragraph-properties fo:margin-left="1.27cm" fo:margin-right="0cm" fo:margin-top="0cm" fo:margin-bottom="0.494cm" style:contextual-spacing="true" fo:text-align="justify" style:justify-single-word="false" fo:text-indent="0cm" style:auto-text-indent="false" style:page-number="auto" fo:background-color="transparent"/>
      <style:text-properties style:text-line-through-style="none" style:text-line-through-type="none" style:font-name="Times New Roman" fo:font-size="14pt" fo:language="en" fo:country="US" fo:font-weight="normal" officeooo:rsid="0061406c" officeooo:paragraph-rsid="0061406c" fo:background-color="#ffffff" style:font-size-asian="14pt" style:font-weight-asian="normal" style:font-name-complex="Times New Roman1" style:font-size-complex="14pt" style:font-weight-complex="normal"/>
    </style:style>
    <style:style style:name="P39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ize="14pt" officeooo:paragraph-rsid="0081cc03" style:font-size-asian="14pt" style:font-size-complex="14pt"/>
    </style:style>
    <style:style style:name="P40" style:family="paragraph" style:parent-style-name="Standard">
      <loext:graphic-properties draw:fill="none"/>
      <style:paragraph-properties fo:margin-left="0cm" fo:margin-right="0cm" fo:text-indent="1.27cm" style:auto-text-indent="false" fo:background-color="transparent"/>
      <style:text-properties fo:font-size="14pt" officeooo:paragraph-rsid="0081cc03" style:font-size-asian="14pt" style:font-size-complex="14pt"/>
    </style:style>
    <style:style style:name="P41" style:family="paragraph" style:parent-style-name="Standard" style:master-page-name="">
      <loext:graphic-properties draw:fill="none"/>
      <style:paragraph-properties fo:margin-left="0cm" fo:margin-right="0cm" fo:text-indent="1.27cm" style:auto-text-indent="false" style:page-number="auto" fo:background-color="transparent"/>
      <style:text-properties fo:font-size="14pt" officeooo:paragraph-rsid="0081cc03" style:font-size-asian="14pt" style:font-size-complex="14pt"/>
    </style:style>
    <style:style style:name="P42" style:family="paragraph" style:parent-style-name="Standard">
      <loext:graphic-properties draw:fill="none"/>
      <style:paragraph-properties fo:margin-left="0cm" fo:margin-right="0cm" fo:text-indent="1.27cm" style:auto-text-indent="false" fo:background-color="transparent"/>
      <style:text-properties fo:font-size="14pt" officeooo:rsid="00c7265e" officeooo:paragraph-rsid="00c7265e" style:font-size-asian="14pt" style:font-size-complex="14pt"/>
    </style:style>
    <style:style style:name="P43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style:snap-to-layout-grid="false">
        <style:tab-stops>
          <style:tab-stop style:position="3.81cm"/>
          <style:tab-stop style:position="7.62cm"/>
          <style:tab-stop style:position="7.676cm"/>
          <style:tab-stop style:position="12.7cm"/>
          <style:tab-stop style:position="17.463cm"/>
        </style:tab-stops>
      </style:paragraph-properties>
      <style:text-properties officeooo:paragraph-rsid="0019632d"/>
    </style:style>
    <style:style style:name="P44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style:snap-to-layout-grid="false">
        <style:tab-stops>
          <style:tab-stop style:position="1cm"/>
        </style:tab-stops>
      </style:paragraph-properties>
      <style:text-properties officeooo:paragraph-rsid="0019632d"/>
    </style:style>
    <style:style style:name="P45" style:family="paragraph" style:parent-style-name="Standard">
      <style:paragraph-properties fo:margin-top="0cm" fo:margin-bottom="0.423cm" style:contextual-spacing="false" fo:line-height="100%" fo:text-align="justify" style:justify-single-word="false" fo:orphans="0" fo:widows="0" style:snap-to-layout-grid="false">
        <style:tab-stops>
          <style:tab-stop style:position="12.786cm"/>
        </style:tab-stops>
      </style:paragraph-properties>
      <style:text-properties officeooo:paragraph-rsid="0019632d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officeooo:paragraph-rsid="00322fdb"/>
    </style:style>
    <style:style style:name="P4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paragraph-rsid="002dd6d8"/>
    </style:style>
    <style:style style:name="P48" style:family="paragraph" style:parent-style-name="Text_20_body" style:master-page-name="Converted2">
      <style:paragraph-properties fo:margin-left="0cm" fo:margin-right="0cm" fo:margin-top="0cm" fo:margin-bottom="0.423cm" style:contextual-spacing="false" fo:text-align="center" style:justify-single-word="false" fo:text-indent="0cm" style:auto-text-indent="false" style:page-number="6"/>
      <style:text-properties officeooo:paragraph-rsid="0019632d" style:font-size-complex="14pt"/>
    </style:style>
    <style:style style:name="P49" style:family="paragraph" style:parent-style-name="List_20_Paragraph" style:list-style-name="WWNum3">
      <style:text-properties officeooo:paragraph-rsid="00d4a89e"/>
    </style:style>
    <style:style style:name="P50" style:family="paragraph" style:parent-style-name="List_20_Paragraph" style:list-style-name="WWNum3">
      <style:paragraph-properties fo:margin-top="0cm" fo:margin-bottom="0.635cm" style:contextual-spacing="true"/>
      <style:text-properties fo:font-weight="bold" officeooo:paragraph-rsid="0035b0fc" style:font-weight-asian="bold"/>
    </style:style>
    <style:style style:name="P51" style:family="paragraph" style:parent-style-name="List_20_Paragraph" style:list-style-name="L2">
      <style:paragraph-properties fo:margin-top="0cm" fo:margin-bottom="0.635cm" style:contextual-spacing="true" fo:text-align="start" style:justify-single-word="false"/>
      <style:text-properties officeooo:rsid="004e6896" officeooo:paragraph-rsid="004e6896"/>
    </style:style>
    <style:style style:name="P52" style:family="paragraph" style:parent-style-name="List_20_Paragraph" style:list-style-name="L2">
      <style:paragraph-properties fo:margin-top="0cm" fo:margin-bottom="0.635cm" style:contextual-spacing="true" fo:text-align="start" style:justify-single-word="false"/>
      <style:text-properties style:font-name="Times New Roman" fo:font-size="14pt" fo:language="ru" fo:country="RU" fo:font-weight="normal" officeooo:rsid="004e6896" officeooo:paragraph-rsid="004e6896" fo:background-color="#ffffff" style:font-size-asian="14pt" style:font-weight-asian="normal" style:font-name-complex="Times New Roman1" style:font-size-complex="14pt" style:font-weight-complex="normal"/>
    </style:style>
    <style:style style:name="P53" style:family="paragraph" style:parent-style-name="List_20_Paragraph" style:list-style-name="L2">
      <style:paragraph-properties fo:margin-top="0cm" fo:margin-bottom="0.199cm" style:contextual-spacing="false" fo:text-align="start" style:justify-single-word="false"/>
      <style:text-properties style:font-name="Times New Roman" fo:font-size="14pt" fo:language="ru" fo:country="RU" fo:font-weight="normal" officeooo:rsid="004e807e" officeooo:paragraph-rsid="004e807e" fo:background-color="#ffffff" style:font-size-asian="14pt" style:font-weight-asian="normal" style:font-name-complex="Times New Roman1" style:font-size-complex="14pt" style:font-weight-complex="normal"/>
    </style:style>
    <style:style style:name="P54" style:family="paragraph" style:parent-style-name="List_20_Paragraph">
      <style:paragraph-properties fo:margin-left="1.27cm" fo:margin-right="0cm" fo:text-indent="0cm" style:auto-text-indent="false"/>
      <style:text-properties officeooo:paragraph-rsid="00d4a89e"/>
    </style:style>
    <style:style style:name="P55" style:family="paragraph" style:parent-style-name="Standard" style:list-style-name="L1">
      <style:paragraph-properties fo:margin-top="0cm" fo:margin-bottom="0cm" style:contextual-spacing="false" fo:line-height="100%" fo:text-align="start" style:justify-single-word="false"/>
      <style:text-properties style:font-name="Times New Roman" fo:font-size="14pt" officeooo:rsid="001e66a3" officeooo:paragraph-rsid="002dd6d8" style:font-size-asian="14pt" style:font-size-complex="14pt"/>
    </style:style>
    <style:style style:name="P56" style:family="paragraph" style:parent-style-name="Standard" style:master-page-name="Converted4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style:page-number="auto" fo:break-before="page"/>
      <style:text-properties style:font-name="Times New Roman" fo:font-size="14pt" fo:language="ru" fo:country="RU" fo:font-weight="bold" officeooo:paragraph-rsid="0035b0fc" style:font-size-asian="14pt" style:font-weight-asian="bold" style:font-name-complex="Times New Roman1" style:font-size-complex="14pt"/>
    </style:style>
    <style:style style:name="P57" style:family="paragraph" style:parent-style-name="Standard" style:list-style-name="L3">
      <style:paragraph-properties fo:margin-top="0cm" fo:margin-bottom="0.494cm" style:contextual-spacing="true" fo:text-align="start" style:justify-single-word="false"/>
      <style:text-properties officeooo:rsid="004eeac8" officeooo:paragraph-rsid="004eeac8"/>
    </style:style>
    <style:style style:name="P58" style:family="paragraph" style:parent-style-name="Standard" style:list-style-name="L3">
      <style:paragraph-properties fo:margin-top="0cm" fo:margin-bottom="0.494cm" style:contextual-spacing="true" fo:text-align="start" style:justify-single-word="false"/>
      <style:text-properties officeooo:rsid="004eeac8" officeooo:paragraph-rsid="00718d8b"/>
    </style:style>
    <style:style style:name="P59" style:family="paragraph" style:parent-style-name="Standard" style:list-style-name="L3">
      <style:paragraph-properties fo:margin-top="0cm" fo:margin-bottom="0.494cm" style:contextual-spacing="true" fo:text-align="start" style:justify-single-word="false"/>
      <style:text-properties officeooo:rsid="0050c8cd" officeooo:paragraph-rsid="0050c8cd"/>
    </style:style>
    <style:style style:name="P60" style:family="paragraph" style:parent-style-name="Standard" style:list-style-name="L3">
      <style:paragraph-properties fo:margin-top="0cm" fo:margin-bottom="0.494cm" style:contextual-spacing="true" fo:text-align="start" style:justify-single-word="false"/>
      <style:text-properties officeooo:rsid="0050c8cd" officeooo:paragraph-rsid="00727078"/>
    </style:style>
    <style:style style:name="P61" style:family="paragraph" style:parent-style-name="Standard" style:list-style-name="L3">
      <style:paragraph-properties fo:margin-top="0cm" fo:margin-bottom="0.494cm" style:contextual-spacing="true" fo:text-align="start" style:justify-single-word="false"/>
      <style:text-properties style:text-line-through-style="none" style:text-line-through-type="none" style:font-name="Times New Roman" fo:font-size="14pt" fo:language="ru" fo:country="RU" fo:font-weight="normal" officeooo:rsid="0053967f" officeooo:paragraph-rsid="0053967f" fo:background-color="#ffffff" style:font-size-asian="14pt" style:font-weight-asian="normal" style:font-name-complex="Times New Roman1" style:font-size-complex="14pt" style:font-weight-complex="normal"/>
    </style:style>
    <style:style style:name="P62" style:family="paragraph" style:parent-style-name="Standard" style:list-style-name="L4">
      <style:paragraph-properties fo:margin-top="0cm" fo:margin-bottom="0.494cm" style:contextual-spacing="true" fo:text-align="justify" style:justify-single-word="false"/>
      <style:text-properties style:text-line-through-style="none" style:text-line-through-type="none" style:font-name="Times New Roman" fo:font-size="14pt" fo:language="ru" fo:country="RU" fo:font-weight="normal" officeooo:rsid="0059b44c" officeooo:paragraph-rsid="0059b44c" fo:background-color="#ffffff" style:font-size-asian="14pt" style:font-weight-asian="normal" style:font-name-complex="Times New Roman1" style:font-size-complex="14pt" style:font-weight-complex="normal"/>
    </style:style>
    <style:style style:name="P63" style:family="paragraph" style:parent-style-name="Standard" style:list-style-name="L4">
      <style:paragraph-properties fo:margin-top="0cm" fo:margin-bottom="0.494cm" style:contextual-spacing="true" fo:text-align="justify" style:justify-single-word="false"/>
      <style:text-properties style:text-line-through-style="none" style:text-line-through-type="none" style:font-name="Times New Roman" fo:font-size="14pt" fo:language="ru" fo:country="RU" fo:font-weight="normal" officeooo:rsid="0059b44c" officeooo:paragraph-rsid="00706b6e" fo:background-color="#ffffff" style:font-size-asian="14pt" style:font-weight-asian="normal" style:font-name-complex="Times New Roman1" style:font-size-complex="14pt" style:font-weight-complex="normal"/>
    </style:style>
    <style:style style:name="P64" style:family="paragraph" style:parent-style-name="Standard" style:list-style-name="L4">
      <style:paragraph-properties fo:margin-top="0cm" fo:margin-bottom="0.494cm" style:contextual-spacing="true" fo:text-align="justify" style:justify-single-word="false"/>
      <style:text-properties style:text-line-through-style="none" style:text-line-through-type="none" style:font-name="Times New Roman" fo:font-size="14pt" fo:language="ru" fo:country="RU" fo:font-weight="normal" officeooo:rsid="0059b44c" officeooo:paragraph-rsid="007b6598" fo:background-color="#ffffff" style:font-size-asian="14pt" style:font-weight-asian="normal" style:font-name-complex="Times New Roman1" style:font-size-complex="14pt" style:font-weight-complex="normal"/>
    </style:style>
    <style:style style:name="P65" style:family="paragraph" style:parent-style-name="Standard" style:list-style-name="L4">
      <style:paragraph-properties fo:margin-top="0cm" fo:margin-bottom="0.494cm" style:contextual-spacing="true" fo:text-align="justify" style:justify-single-word="false"/>
      <style:text-properties style:text-line-through-style="none" style:text-line-through-type="none" style:font-name="Times New Roman" fo:font-size="14pt" fo:language="ru" fo:country="RU" fo:font-weight="normal" officeooo:rsid="005b47e6" officeooo:paragraph-rsid="005b47e6" fo:background-color="#ffffff" style:font-size-asian="14pt" style:font-weight-asian="normal" style:font-name-complex="Times New Roman1" style:font-size-complex="14pt" style:font-weight-complex="normal"/>
    </style:style>
    <style:style style:name="P66" style:family="paragraph" style:parent-style-name="Standard" style:list-style-name="L4">
      <style:paragraph-properties fo:margin-top="0cm" fo:margin-bottom="0.494cm" style:contextual-spacing="true" fo:text-align="justify" style:justify-single-word="false"/>
      <style:text-properties style:text-line-through-style="none" style:text-line-through-type="none" style:font-name="Times New Roman" fo:font-size="14pt" fo:language="ru" fo:country="RU" fo:font-weight="normal" officeooo:rsid="005c8775" officeooo:paragraph-rsid="005c8775" fo:background-color="#ffffff" style:font-size-asian="14pt" style:font-weight-asian="normal" style:font-name-complex="Times New Roman1" style:font-size-complex="14pt" style:font-weight-complex="normal"/>
    </style:style>
    <style:style style:name="P67" style:family="paragraph" style:parent-style-name="Standard" style:list-style-name="L4">
      <style:paragraph-properties fo:margin-top="0cm" fo:margin-bottom="0.494cm" style:contextual-spacing="true" fo:text-align="justify" style:justify-single-word="false"/>
      <style:text-properties style:text-line-through-style="none" style:text-line-through-type="none" style:font-name="Times New Roman" fo:font-size="14pt" fo:language="ru" fo:country="RU" fo:font-weight="normal" officeooo:rsid="006f0ce8" officeooo:paragraph-rsid="00706b6e" fo:background-color="#ffffff" style:font-size-asian="14pt" style:font-weight-asian="normal" style:font-name-complex="Times New Roman1" style:font-size-complex="14pt" style:font-weight-complex="normal"/>
    </style:style>
    <style:style style:name="P68" style:family="paragraph" style:parent-style-name="Standard" style:list-style-name="L4">
      <style:paragraph-properties fo:margin-top="0cm" fo:margin-bottom="0.494cm" style:contextual-spacing="true" fo:text-align="justify" style:justify-single-word="false"/>
      <style:text-properties style:text-line-through-style="none" style:text-line-through-type="none" style:font-name="Times New Roman" fo:font-size="14pt" fo:language="ru" fo:country="RU" fo:font-weight="normal" officeooo:rsid="006f0ce8" officeooo:paragraph-rsid="007b6598" fo:background-color="#ffffff" style:font-size-asian="14pt" style:font-weight-asian="normal" style:font-name-complex="Times New Roman1" style:font-size-complex="14pt" style:font-weight-complex="normal"/>
    </style:style>
    <style:style style:name="P69" style:family="paragraph" style:parent-style-name="Standard" style:list-style-name="L4">
      <style:paragraph-properties fo:margin-top="0cm" fo:margin-bottom="0.494cm" style:contextual-spacing="true" fo:text-align="justify" style:justify-single-word="false"/>
      <style:text-properties style:text-line-through-style="none" style:text-line-through-type="none" style:font-name="Times New Roman" fo:font-size="14pt" fo:language="en" fo:country="US" fo:font-weight="normal" officeooo:rsid="0059b44c" officeooo:paragraph-rsid="0059b44c" fo:background-color="#ffffff" style:font-size-asian="14pt" style:font-weight-asian="normal" style:font-name-complex="Times New Roman1" style:font-size-complex="14pt" style:font-weight-complex="normal"/>
    </style:style>
    <style:style style:name="P70" style:family="paragraph" style:parent-style-name="Standard" style:list-style-name="L4">
      <style:paragraph-properties fo:margin-top="0cm" fo:margin-bottom="0.494cm" style:contextual-spacing="true" fo:text-align="justify" style:justify-single-word="false"/>
      <style:text-properties style:text-line-through-style="none" style:text-line-through-type="none" style:font-name="Times New Roman" fo:font-size="14pt" fo:language="en" fo:country="US" fo:font-weight="normal" officeooo:rsid="0059b44c" officeooo:paragraph-rsid="00706b6e" fo:background-color="#ffffff" style:font-size-asian="14pt" style:font-weight-asian="normal" style:font-name-complex="Times New Roman1" style:font-size-complex="14pt" style:font-weight-complex="normal"/>
    </style:style>
    <style:style style:name="P71" style:family="paragraph" style:parent-style-name="Standard" style:list-style-name="L4">
      <style:paragraph-properties fo:margin-top="0cm" fo:margin-bottom="0.494cm" style:contextual-spacing="true" fo:text-align="justify" style:justify-single-word="false"/>
      <style:text-properties style:text-line-through-style="none" style:text-line-through-type="none" style:font-name="Times New Roman" fo:font-size="14pt" fo:language="en" fo:country="US" fo:font-weight="normal" officeooo:rsid="0059b44c" officeooo:paragraph-rsid="007b6598" fo:background-color="#ffffff" style:font-size-asian="14pt" style:font-weight-asian="normal" style:font-name-complex="Times New Roman1" style:font-size-complex="14pt" style:font-weight-complex="normal"/>
    </style:style>
    <style:style style:name="P72" style:family="paragraph" style:parent-style-name="Standard" style:list-style-name="WWNum3">
      <style:text-properties fo:font-size="14pt" fo:font-weight="bold" style:font-size-asian="14pt" style:font-weight-asian="bold" style:font-size-complex="14pt" style:font-weight-complex="bold"/>
    </style:style>
    <style:style style:name="P73" style:family="paragraph" style:parent-style-name="Standard">
      <style:paragraph-properties fo:margin-left="0cm" fo:margin-right="0cm" fo:margin-top="0cm" fo:margin-bottom="0.494cm" style:contextual-spacing="true" fo:text-align="justify" style:justify-single-word="false" fo:text-indent="1.251cm" style:auto-text-indent="false"/>
      <style:text-properties officeooo:paragraph-rsid="00d4a89e"/>
    </style:style>
    <style:style style:name="P74" style:family="paragraph" style:parent-style-name="Standard" style:list-style-name="WWNum2">
      <style:paragraph-properties fo:margin-left="1.752cm" fo:margin-right="0cm" fo:margin-top="0cm" fo:margin-bottom="0.282cm" style:contextual-spacing="true" fo:line-height="100%" fo:text-align="justify" style:justify-single-word="false" fo:text-indent="-0.501cm" style:auto-text-indent="false"/>
      <style:text-properties officeooo:paragraph-rsid="00d4a89e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 text:display="none"/>
    </style:style>
    <style:style style:name="T3" style:family="text">
      <style:text-properties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T4" style:family="text">
      <style:text-properties style:font-name="Times New Roman" fo:font-size="14pt" fo:language="ru" fo:country="RU" officeooo:rsid="001b36ab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style:font-name="Times New Roman" fo:font-size="14pt" fo:language="ru" fo:country="RU" officeooo:rsid="001c7876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style:font-name="Times New Roman" fo:font-size="14pt" fo:language="ru" fo:country="RU" style:text-underline-style="solid" style:text-underline-width="auto" style:text-underline-color="font-color" style:font-name-asian="Times New Roman1" style:font-size-asian="14pt" style:language-asian="ru" style:country-asian="RU" style:font-name-complex="Times New Roman1" style:font-size-complex="14pt"/>
    </style:style>
    <style:style style:name="T7" style:family="text">
      <style:text-properties style:font-name="Times New Roman" fo:font-size="14pt" fo:language="ru" fo:country="RU" style:text-underline-style="solid" style:text-underline-width="auto" style:text-underline-color="font-color" officeooo:rsid="001c7876" style:font-name-asian="Times New Roman1" style:font-size-asian="14pt" style:language-asian="ru" style:country-asian="RU" style:font-name-complex="Times New Roman1" style:font-size-complex="14pt"/>
    </style:style>
    <style:style style:name="T8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9" style:family="text">
      <style:text-properties style:font-name="Times New Roman" fo:font-size="14pt" fo:language="ru" fo:country="RU" style:font-size-asian="14pt" style:font-name-complex="Times New Roman1" style:font-size-complex="14pt" text:display="none"/>
    </style:style>
    <style:style style:name="T10" style:family="text">
      <style:text-properties style:font-name="Times New Roman" fo:font-size="14pt" fo:language="ru" fo:country="RU" officeooo:rsid="001e66a3" fo:background-color="#ffffff" loext:char-shading-value="0" style:font-size-asian="14pt" style:font-name-complex="Times New Roman1" style:font-size-complex="14pt"/>
    </style:style>
    <style:style style:name="T11" style:family="text">
      <style:text-properties style:font-name="Times New Roman" fo:font-size="14pt" fo:language="ru" fo:country="RU" fo:background-color="#ffffff" loext:char-shading-value="0" style:font-size-asian="14pt" style:font-name-complex="Times New Roman1" style:font-size-complex="14pt"/>
    </style:style>
    <style:style style:name="T12" style:family="text">
      <style:text-properties style:font-name="Times New Roman" fo:font-size="14pt" fo:language="ru" fo:country="RU" officeooo:rsid="00d7a1a5" fo:background-color="#ffffff" loext:char-shading-value="0" style:font-size-asian="14pt" style:font-name-complex="Times New Roman1" style:font-size-complex="14pt"/>
    </style:style>
    <style:style style:name="T13" style:family="text">
      <style:text-properties style:font-name="Times New Roman" fo:font-size="14pt" fo:language="ru" fo:country="RU" fo:font-weight="normal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14" style:family="text">
      <style:text-properties style:font-name="Times New Roman" fo:font-size="14pt" fo:language="ru" fo:country="RU" fo:font-weight="normal" officeooo:rsid="00372852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15" style:family="text">
      <style:text-properties style:font-name="Times New Roman" fo:font-size="14pt" fo:language="ru" fo:country="RU" fo:font-weight="normal" officeooo:rsid="004e807e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16" style:family="text">
      <style:text-properties style:font-name="Times New Roman" fo:font-size="14pt" fo:language="ru" fo:country="RU" fo:font-weight="normal" officeooo:rsid="00718d8b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17" style:family="text">
      <style:text-properties style:font-name="Times New Roman" fo:font-size="14pt" fo:language="ru" fo:country="RU" style:text-underline-style="none" fo:font-weight="normal" officeooo:rsid="004b5ffd" fo:background-color="#ffffff" loext:char-shading-value="0" style:font-name-asian="Calibri1" style:font-size-asian="14pt" style:font-weight-asian="normal" style:font-name-complex="Times New Roman1" style:font-size-complex="14pt" style:font-weight-complex="normal"/>
    </style:style>
    <style:style style:name="T18" style:family="text">
      <style:text-properties style:font-name="Times New Roman" fo:font-size="14pt" fo:letter-spacing="-0.011cm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T19" style:family="text">
      <style:text-properties style:font-name="Times New Roman" fo:font-size="14pt" fo:letter-spacing="-0.007cm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T20" style:family="text">
      <style:text-properties style:font-name="Times New Roman" fo:font-size="14pt" fo:letter-spacing="-0.018cm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T21" style:family="text">
      <style:text-properties style:font-name="Times New Roman" fo:font-size="14pt" officeooo:rsid="001e66a3" fo:background-color="#ffffff" loext:char-shading-value="0" style:font-size-asian="14pt" style:font-name-complex="Times New Roman1" style:font-size-complex="14pt"/>
    </style:style>
    <style:style style:name="T22" style:family="text">
      <style:text-properties style:font-name="Times New Roman" fo:font-size="14pt" fo:background-color="#ffffff" loext:char-shading-value="0" style:font-size-asian="14pt" style:font-name-complex="Times New Roman1" style:font-size-complex="14pt"/>
    </style:style>
    <style:style style:name="T23" style:family="text">
      <style:text-properties style:font-name="Times New Roman" fo:font-size="14pt" fo:language="en" fo:country="US" fo:font-weight="normal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24" style:family="text">
      <style:text-properties style:font-name="Times New Roman" fo:font-size="14pt" fo:language="en" fo:country="US" officeooo:rsid="00d7a1a5" fo:background-color="#ffffff" loext:char-shading-value="0" style:font-size-asian="14pt" style:font-name-complex="Times New Roman1" style:font-size-complex="14pt"/>
    </style:style>
    <style:style style:name="T25" style:family="text">
      <style:text-properties style:font-name="Times New Roman" fo:font-size="14pt" fo:language="en" fo:country="US" fo:background-color="#ffffff" loext:char-shading-value="0" style:font-size-asian="14pt" style:font-name-complex="Times New Roman1" style:font-size-complex="14pt"/>
    </style:style>
    <style:style style:name="T26" style:family="text">
      <style:text-properties style:font-name="Times New Roman" fo:language="ru" fo:country="RU" style:font-name-complex="Times New Roman1"/>
    </style:style>
    <style:style style:name="T27" style:family="text">
      <style:text-properties style:font-name="Times New Roman" fo:language="ru" fo:country="RU" officeooo:rsid="0081cc03" style:font-name-complex="Times New Roman1"/>
    </style:style>
    <style:style style:name="T28" style:family="text">
      <style:text-properties style:font-name="Times New Roman" fo:language="ru" fo:country="RU" officeooo:rsid="0082b6e7" style:font-name-complex="Times New Roman1"/>
    </style:style>
    <style:style style:name="T29" style:family="text">
      <style:text-properties style:font-name="Times New Roman" fo:language="ru" fo:country="RU" officeooo:rsid="0084f936" style:font-name-complex="Times New Roman1"/>
    </style:style>
    <style:style style:name="T30" style:family="text">
      <style:text-properties style:font-name="Times New Roman" fo:language="ru" fo:country="RU" officeooo:rsid="0086a6e6" style:font-name-complex="Times New Roman1"/>
    </style:style>
    <style:style style:name="T31" style:family="text">
      <style:text-properties style:font-name="Times New Roman" fo:language="ru" fo:country="RU" officeooo:rsid="00883612" style:font-name-complex="Times New Roman1"/>
    </style:style>
    <style:style style:name="T32" style:family="text">
      <style:text-properties style:font-name="Times New Roman" fo:language="ru" fo:country="RU" officeooo:rsid="0088ab49" style:font-name-complex="Times New Roman1"/>
    </style:style>
    <style:style style:name="T33" style:family="text">
      <style:text-properties style:font-name="Times New Roman" fo:language="ru" fo:country="RU" officeooo:rsid="0088d6b0" style:font-name-complex="Times New Roman1"/>
    </style:style>
    <style:style style:name="T34" style:family="text">
      <style:text-properties style:font-name="Times New Roman" fo:language="ru" fo:country="RU" officeooo:rsid="0089693c" style:font-name-complex="Times New Roman1"/>
    </style:style>
    <style:style style:name="T35" style:family="text">
      <style:text-properties style:font-name="Times New Roman" fo:language="ru" fo:country="RU" officeooo:rsid="008a4f60" style:font-name-complex="Times New Roman1"/>
    </style:style>
    <style:style style:name="T36" style:family="text">
      <style:text-properties style:font-name="Times New Roman" fo:language="ru" fo:country="RU" officeooo:rsid="008aa38a" style:font-name-complex="Times New Roman1"/>
    </style:style>
    <style:style style:name="T37" style:family="text">
      <style:text-properties style:font-name="Times New Roman" fo:language="ru" fo:country="RU" officeooo:rsid="008ceeeb" style:font-name-complex="Times New Roman1"/>
    </style:style>
    <style:style style:name="T38" style:family="text">
      <style:text-properties style:font-name="Times New Roman" fo:language="ru" fo:country="RU" officeooo:rsid="008e6ebe" style:font-name-complex="Times New Roman1"/>
    </style:style>
    <style:style style:name="T39" style:family="text">
      <style:text-properties style:font-name="Times New Roman" fo:language="ru" fo:country="RU" officeooo:rsid="008e9d4f" style:font-name-complex="Times New Roman1"/>
    </style:style>
    <style:style style:name="T40" style:family="text">
      <style:text-properties style:font-name="Times New Roman" fo:language="ru" fo:country="RU" officeooo:rsid="0092337e" style:font-name-complex="Times New Roman1"/>
    </style:style>
    <style:style style:name="T41" style:family="text">
      <style:text-properties style:font-name="Times New Roman" fo:language="ru" fo:country="RU" officeooo:rsid="00923f70" style:font-name-complex="Times New Roman1"/>
    </style:style>
    <style:style style:name="T42" style:family="text">
      <style:text-properties style:font-name="Times New Roman" fo:language="ru" fo:country="RU" officeooo:rsid="00934ddf" style:font-name-complex="Times New Roman1"/>
    </style:style>
    <style:style style:name="T43" style:family="text">
      <style:text-properties style:font-name="Times New Roman" fo:language="ru" fo:country="RU" officeooo:rsid="0094fd36" style:font-name-complex="Times New Roman1"/>
    </style:style>
    <style:style style:name="T44" style:family="text">
      <style:text-properties style:font-name="Times New Roman" fo:language="ru" fo:country="RU" officeooo:rsid="0096765a" style:font-name-complex="Times New Roman1"/>
    </style:style>
    <style:style style:name="T45" style:family="text">
      <style:text-properties style:font-name="Times New Roman" fo:language="ru" fo:country="RU" officeooo:rsid="009f831c" style:font-name-complex="Times New Roman1"/>
    </style:style>
    <style:style style:name="T46" style:family="text">
      <style:text-properties style:font-name="Times New Roman" fo:language="ru" fo:country="RU" officeooo:rsid="00a1c155" style:font-name-complex="Times New Roman1"/>
    </style:style>
    <style:style style:name="T47" style:family="text">
      <style:text-properties style:font-name="Times New Roman" fo:language="ru" fo:country="RU" officeooo:rsid="00a3c09f" style:font-name-complex="Times New Roman1"/>
    </style:style>
    <style:style style:name="T48" style:family="text">
      <style:text-properties style:font-name="Times New Roman" fo:language="ru" fo:country="RU" officeooo:rsid="00a55d6b" style:font-name-complex="Times New Roman1"/>
    </style:style>
    <style:style style:name="T49" style:family="text">
      <style:text-properties style:font-name="Times New Roman" fo:language="ru" fo:country="RU" officeooo:rsid="00a93b65" style:font-name-complex="Times New Roman1"/>
    </style:style>
    <style:style style:name="T50" style:family="text">
      <style:text-properties style:font-name="Times New Roman" fo:language="ru" fo:country="RU" officeooo:rsid="00abc3b7" style:font-name-complex="Times New Roman1"/>
    </style:style>
    <style:style style:name="T51" style:family="text">
      <style:text-properties style:font-name="Times New Roman" fo:language="ru" fo:country="RU" officeooo:rsid="00ad24b4" style:font-name-complex="Times New Roman1"/>
    </style:style>
    <style:style style:name="T52" style:family="text">
      <style:text-properties style:font-name="Times New Roman" fo:language="ru" fo:country="RU" officeooo:rsid="00ad273c" style:font-name-complex="Times New Roman1"/>
    </style:style>
    <style:style style:name="T53" style:family="text">
      <style:text-properties style:font-name="Times New Roman" fo:language="ru" fo:country="RU" officeooo:rsid="00af20aa" style:font-name-complex="Times New Roman1"/>
    </style:style>
    <style:style style:name="T54" style:family="text">
      <style:text-properties style:font-name="Times New Roman" fo:language="ru" fo:country="RU" officeooo:rsid="00b0f2c8" style:font-name-complex="Times New Roman1"/>
    </style:style>
    <style:style style:name="T55" style:family="text">
      <style:text-properties style:font-name="Times New Roman" fo:language="ru" fo:country="RU" officeooo:rsid="00b2cd05" style:font-name-complex="Times New Roman1"/>
    </style:style>
    <style:style style:name="T56" style:family="text">
      <style:text-properties style:font-name="Times New Roman" fo:language="ru" fo:country="RU" officeooo:rsid="00b4b151" style:font-name-complex="Times New Roman1"/>
    </style:style>
    <style:style style:name="T57" style:family="text">
      <style:text-properties style:font-name="Times New Roman" fo:language="ru" fo:country="RU" officeooo:rsid="00b72f7d" style:font-name-complex="Times New Roman1"/>
    </style:style>
    <style:style style:name="T58" style:family="text">
      <style:text-properties style:font-name="Times New Roman" fo:language="ru" fo:country="RU" officeooo:rsid="00b8ad3b" style:font-name-complex="Times New Roman1"/>
    </style:style>
    <style:style style:name="T59" style:family="text">
      <style:text-properties style:font-name="Times New Roman" fo:language="ru" fo:country="RU" officeooo:rsid="00ba8640" style:font-name-complex="Times New Roman1"/>
    </style:style>
    <style:style style:name="T60" style:family="text">
      <style:text-properties style:font-name="Times New Roman" fo:language="ru" fo:country="RU" officeooo:rsid="00bbde88" style:font-name-complex="Times New Roman1"/>
    </style:style>
    <style:style style:name="T61" style:family="text">
      <style:text-properties style:font-name="Times New Roman" fo:language="ru" fo:country="RU" officeooo:rsid="00bd3a1e" style:font-name-complex="Times New Roman1"/>
    </style:style>
    <style:style style:name="T62" style:family="text">
      <style:text-properties style:font-name="Times New Roman" fo:language="ru" fo:country="RU" officeooo:rsid="00be5a98" style:font-name-complex="Times New Roman1"/>
    </style:style>
    <style:style style:name="T63" style:family="text">
      <style:text-properties style:font-name="Times New Roman" fo:language="ru" fo:country="RU" officeooo:rsid="00bed9dc" style:font-name-complex="Times New Roman1"/>
    </style:style>
    <style:style style:name="T64" style:family="text">
      <style:text-properties style:font-name="Times New Roman" fo:language="ru" fo:country="RU" officeooo:rsid="00c02bb8" style:font-name-complex="Times New Roman1"/>
    </style:style>
    <style:style style:name="T65" style:family="text">
      <style:text-properties style:font-name="Times New Roman" fo:language="ru" fo:country="RU" officeooo:rsid="00c144b5" style:font-name-complex="Times New Roman1"/>
    </style:style>
    <style:style style:name="T66" style:family="text">
      <style:text-properties style:font-name="Times New Roman" fo:language="ru" fo:country="RU" officeooo:rsid="00c848ec" style:font-name-complex="Times New Roman1"/>
    </style:style>
    <style:style style:name="T67" style:family="text">
      <style:text-properties style:font-name="Times New Roman" fo:language="ru" fo:country="RU" officeooo:rsid="00c8d948" style:font-name-complex="Times New Roman1"/>
    </style:style>
    <style:style style:name="T68" style:family="text">
      <style:text-properties style:font-name="Times New Roman" fo:language="en" fo:country="US" officeooo:rsid="008aa38a" style:font-name-complex="Times New Roman1"/>
    </style:style>
    <style:style style:name="T69" style:family="text">
      <style:text-properties style:font-name="Times New Roman" fo:language="en" fo:country="US" officeooo:rsid="0092337e" style:font-name-complex="Times New Roman1"/>
    </style:style>
    <style:style style:name="T70" style:family="text">
      <style:text-properties style:font-name="Times New Roman" fo:language="en" fo:country="US" officeooo:rsid="0094fd36" style:font-name-complex="Times New Roman1"/>
    </style:style>
    <style:style style:name="T71" style:family="text">
      <style:text-properties style:font-name="Times New Roman" fo:language="en" fo:country="US" officeooo:rsid="009f831c" style:font-name-complex="Times New Roman1"/>
    </style:style>
    <style:style style:name="T72" style:family="text">
      <style:text-properties style:font-name="Times New Roman" fo:language="en" fo:country="US" officeooo:rsid="009f95d0" style:font-name-complex="Times New Roman1"/>
    </style:style>
    <style:style style:name="T73" style:family="text">
      <style:text-properties style:font-name="Times New Roman" fo:language="en" fo:country="US" officeooo:rsid="00b0f2c8" style:font-name-complex="Times New Roman1"/>
    </style:style>
    <style:style style:name="T74" style:family="text">
      <style:text-properties style:font-size-complex="14pt"/>
    </style:style>
    <style:style style:name="T75" style:family="text">
      <style:text-properties style:font-size-complex="14pt" text:display="none"/>
    </style:style>
    <style:style style:name="T76" style:family="text">
      <style:text-properties officeooo:rsid="00212a50" style:font-size-complex="14pt"/>
    </style:style>
    <style:style style:name="T77" style:family="text">
      <style:text-properties fo:letter-spacing="0.023cm" style:font-size-complex="14pt"/>
    </style:style>
    <style:style style:name="T78" style:family="text">
      <style:text-properties style:text-underline-style="solid" style:text-underline-width="auto" style:text-underline-color="font-color" style:font-size-complex="14pt"/>
    </style:style>
    <style:style style:name="T79" style:family="text">
      <style:text-properties fo:letter-spacing="-0.002cm" style:text-underline-style="solid" style:text-underline-width="auto" style:text-underline-color="font-color" style:font-size-complex="14pt"/>
    </style:style>
    <style:style style:name="T80" style:family="text">
      <style:text-properties fo:letter-spacing="-0.019cm" style:text-underline-style="solid" style:text-underline-width="auto" style:text-underline-color="font-color" style:font-size-complex="14pt"/>
    </style:style>
    <style:style style:name="T81" style:family="text">
      <style:text-properties fo:letter-spacing="-0.009cm" style:text-underline-style="solid" style:text-underline-width="auto" style:text-underline-color="font-color" style:font-size-complex="14pt"/>
    </style:style>
    <style:style style:name="T82" style:family="text">
      <style:text-properties fo:letter-spacing="-0.007cm" style:font-size-complex="14pt"/>
    </style:style>
    <style:style style:name="T83" style:family="text">
      <style:text-properties style:font-name="Calibri" fo:font-size="11pt" style:font-name-asian="Calibri1" style:font-size-asian="11pt" style:language-asian="en" style:country-asian="US" style:font-size-complex="14pt"/>
    </style:style>
    <style:style style:name="T84" style:family="text">
      <style:text-properties style:font-name="Calibri" fo:font-size="11pt" style:text-underline-style="solid" style:text-underline-width="auto" style:text-underline-color="font-color" style:font-name-asian="Calibri1" style:font-size-asian="11pt" style:language-asian="en" style:country-asian="US" style:font-size-complex="14pt"/>
    </style:style>
    <style:style style:name="T85" style:family="text">
      <style:text-properties officeooo:rsid="00212a50"/>
    </style:style>
    <style:style style:name="T86" style:family="text">
      <style:text-properties officeooo:rsid="00212d0b"/>
    </style:style>
    <style:style style:name="T87" style:family="text">
      <style:text-properties officeooo:rsid="002195f0"/>
    </style:style>
    <style:style style:name="T88" style:family="text">
      <style:text-properties officeooo:rsid="002332da"/>
    </style:style>
    <style:style style:name="T89" style:family="text">
      <style:text-properties officeooo:rsid="00245bc4"/>
    </style:style>
    <style:style style:name="T90" style:family="text">
      <style:text-properties officeooo:rsid="00251999"/>
    </style:style>
    <style:style style:name="T91" style:family="text">
      <style:text-properties officeooo:rsid="002565d3"/>
    </style:style>
    <style:style style:name="T92" style:family="text">
      <style:text-properties officeooo:rsid="002675de"/>
    </style:style>
    <style:style style:name="T93" style:family="text">
      <style:text-properties officeooo:rsid="002699a6"/>
    </style:style>
    <style:style style:name="T94" style:family="text">
      <style:text-properties officeooo:rsid="0026d8c6"/>
    </style:style>
    <style:style style:name="T95" style:family="text">
      <style:text-properties officeooo:rsid="0028aab9"/>
    </style:style>
    <style:style style:name="T96" style:family="text">
      <style:text-properties officeooo:rsid="002ae773"/>
    </style:style>
    <style:style style:name="T97" style:family="text">
      <style:text-properties fo:color="#000000" loext:opacity="100%" style:font-name-asian="Arial Unicode MS" style:language-asian="ru" style:country-asian="RU" style:font-name-complex="Arial Unicode MS"/>
    </style:style>
    <style:style style:name="T98" style:family="text">
      <style:text-properties fo:color="#000000" loext:opacity="100%" officeooo:rsid="002e182b" style:font-name-asian="Arial Unicode MS" style:language-asian="ru" style:country-asian="RU" style:font-name-complex="Arial Unicode MS"/>
    </style:style>
    <style:style style:name="T99" style:family="text">
      <style:text-properties fo:color="#000000" loext:opacity="100%"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T100" style:family="text">
      <style:text-properties officeooo:rsid="0037914d"/>
    </style:style>
    <style:style style:name="T101" style:family="text">
      <style:text-properties officeooo:rsid="00391487"/>
    </style:style>
    <style:style style:name="T102" style:family="text">
      <style:text-properties officeooo:rsid="003944f3"/>
    </style:style>
    <style:style style:name="T103" style:family="text">
      <style:text-properties officeooo:rsid="003b0d0d"/>
    </style:style>
    <style:style style:name="T104" style:family="text">
      <style:text-properties officeooo:rsid="003cf9df"/>
    </style:style>
    <style:style style:name="T105" style:family="text">
      <style:text-properties officeooo:rsid="003eb91b"/>
    </style:style>
    <style:style style:name="T106" style:family="text">
      <style:text-properties officeooo:rsid="003fec21"/>
    </style:style>
    <style:style style:name="T107" style:family="text">
      <style:text-properties fo:language="en" fo:country="US" officeooo:rsid="00408399"/>
    </style:style>
    <style:style style:name="T108" style:family="text">
      <style:text-properties fo:language="en" fo:country="US" officeooo:rsid="004222bf"/>
    </style:style>
    <style:style style:name="T109" style:family="text">
      <style:text-properties fo:language="en" fo:country="US" officeooo:rsid="0042f044"/>
    </style:style>
    <style:style style:name="T110" style:family="text">
      <style:text-properties fo:language="en" fo:country="US" officeooo:rsid="0045605a"/>
    </style:style>
    <style:style style:name="T111" style:family="text">
      <style:text-properties fo:language="en" fo:country="US" officeooo:rsid="0045a547"/>
    </style:style>
    <style:style style:name="T112" style:family="text">
      <style:text-properties fo:language="en" fo:country="US" officeooo:rsid="0048131a"/>
    </style:style>
    <style:style style:name="T113" style:family="text">
      <style:text-properties fo:language="en" fo:country="US" officeooo:rsid="004b5ffd"/>
    </style:style>
    <style:style style:name="T114" style:family="text">
      <style:text-properties officeooo:rsid="0045f192"/>
    </style:style>
    <style:style style:name="T115" style:family="text">
      <style:text-properties officeooo:rsid="0048131a"/>
    </style:style>
    <style:style style:name="T116" style:family="text">
      <style:text-properties officeooo:rsid="004a03b6"/>
    </style:style>
    <style:style style:name="T117" style:family="text">
      <style:text-properties officeooo:rsid="004a4fe4"/>
    </style:style>
    <style:style style:name="T118" style:family="text">
      <style:text-properties officeooo:rsid="004b5ffd"/>
    </style:style>
    <style:style style:name="T119" style:family="text">
      <style:text-properties officeooo:rsid="004eeac8"/>
    </style:style>
    <style:style style:name="T120" style:family="text">
      <style:text-properties style:text-line-through-style="none" style:text-line-through-type="none" style:font-name="Times New Roman" fo:font-size="14pt" fo:language="ru" fo:country="RU" fo:font-weight="normal" officeooo:rsid="0052e3ac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121" style:family="text">
      <style:text-properties style:text-line-through-style="none" style:text-line-through-type="none" style:font-name="Times New Roman" fo:font-size="14pt" fo:language="ru" fo:country="RU" fo:font-weight="normal" officeooo:rsid="00745dbb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122" style:family="text">
      <style:text-properties style:text-line-through-style="none" style:text-line-through-type="none" style:font-name="Times New Roman" fo:font-size="14pt" fo:language="ru" fo:country="RU" fo:font-weight="normal" officeooo:rsid="0075a170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123" style:family="text">
      <style:text-properties style:text-line-through-style="none" style:text-line-through-type="none" style:font-name="Times New Roman" fo:font-size="14pt" fo:language="ru" fo:country="RU" fo:font-weight="normal" officeooo:rsid="0075f751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124" style:family="text">
      <style:text-properties style:text-line-through-style="none" style:text-line-through-type="none" style:font-name="Times New Roman" fo:font-size="14pt" fo:language="ru" fo:country="RU" fo:font-weight="normal" officeooo:rsid="00777810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125" style:family="text">
      <style:text-properties style:text-line-through-style="none" style:text-line-through-type="none" style:font-name="Times New Roman" fo:font-size="14pt" fo:language="ru" fo:country="RU" fo:font-weight="normal" officeooo:rsid="0077a36b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126" style:family="text">
      <style:text-properties style:text-line-through-style="none" style:text-line-through-type="none" style:font-name="Times New Roman" fo:font-size="14pt" fo:language="ru" fo:country="RU" fo:font-weight="normal" officeooo:rsid="007b0b59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127" style:family="text">
      <style:text-properties style:text-line-through-style="none" style:text-line-through-type="none" style:font-name="Times New Roman" fo:font-size="14pt" fo:language="ru" fo:country="RU" fo:font-weight="normal" officeooo:rsid="008197d0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128" style:family="text">
      <style:text-properties style:text-line-through-style="none" style:text-line-through-type="none" style:font-name="Times New Roman" fo:font-size="14pt" fo:font-weight="normal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129" style:family="text">
      <style:text-properties style:text-line-through-style="none" style:text-line-through-type="none" style:font-name="Times New Roman" fo:font-size="14pt" fo:font-weight="normal" officeooo:rsid="0052e3ac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130" style:family="text">
      <style:text-properties style:text-line-through-style="none" style:text-line-through-type="none" style:font-name="Times New Roman" fo:font-size="14pt" fo:font-weight="normal" officeooo:rsid="00745dbb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131" style:family="text">
      <style:text-properties officeooo:rsid="00540ed3"/>
    </style:style>
    <style:style style:name="T132" style:family="text">
      <style:text-properties fo:language="ru" fo:country="RU"/>
    </style:style>
    <style:style style:name="T133" style:family="text">
      <style:text-properties fo:language="ru" fo:country="RU" officeooo:rsid="005785ac"/>
    </style:style>
    <style:style style:name="T134" style:family="text">
      <style:text-properties fo:language="ru" fo:country="RU" officeooo:rsid="00372852"/>
    </style:style>
    <style:style style:name="T135" style:family="text">
      <style:text-properties fo:language="ru" fo:country="RU" officeooo:rsid="00596b48"/>
    </style:style>
    <style:style style:name="T136" style:family="text">
      <style:text-properties fo:language="ru" fo:country="RU" officeooo:rsid="005bc95e"/>
    </style:style>
    <style:style style:name="T137" style:family="text">
      <style:text-properties fo:language="ru" fo:country="RU" style:text-underline-style="none" officeooo:rsid="004b5ffd" style:font-name-asian="Calibri1"/>
    </style:style>
    <style:style style:name="T138" style:family="text">
      <style:text-properties fo:language="ru" fo:country="RU" officeooo:rsid="0062ba4b"/>
    </style:style>
    <style:style style:name="T139" style:family="text">
      <style:text-properties fo:language="ru" fo:country="RU" officeooo:rsid="006581da"/>
    </style:style>
    <style:style style:name="T140" style:family="text">
      <style:text-properties fo:language="ru" fo:country="RU" officeooo:rsid="0065cff0"/>
    </style:style>
    <style:style style:name="T141" style:family="text">
      <style:text-properties fo:language="ru" fo:country="RU" officeooo:rsid="0067c27f"/>
    </style:style>
    <style:style style:name="T142" style:family="text">
      <style:text-properties fo:language="ru" fo:country="RU" officeooo:rsid="0068dd85"/>
    </style:style>
    <style:style style:name="T143" style:family="text">
      <style:text-properties fo:language="ru" fo:country="RU" officeooo:rsid="006bf58c"/>
    </style:style>
    <style:style style:name="T144" style:family="text">
      <style:text-properties fo:language="ru" fo:country="RU" officeooo:rsid="006d7e18"/>
    </style:style>
    <style:style style:name="T145" style:family="text">
      <style:text-properties fo:language="ru" fo:country="RU" officeooo:rsid="006f0ce8"/>
    </style:style>
    <style:style style:name="T146" style:family="text">
      <style:text-properties fo:language="ru" fo:country="RU" officeooo:rsid="00718207"/>
    </style:style>
    <style:style style:name="T147" style:family="text">
      <style:text-properties officeooo:rsid="004222bf"/>
    </style:style>
    <style:style style:name="T148" style:family="text">
      <style:text-properties officeooo:rsid="007d53c8"/>
    </style:style>
    <style:style style:name="T149" style:family="text">
      <style:text-properties officeooo:rsid="00c628a6"/>
    </style:style>
    <style:style style:name="T150" style:family="text">
      <style:text-properties officeooo:rsid="00cb60bc"/>
    </style:style>
    <style:style style:name="T151" style:family="text">
      <style:text-properties fo:font-weight="bold" style:font-weight-asian="bold" style:font-size-complex="14pt"/>
    </style:style>
    <text:list-style style:name="L1">
      <text:list-level-style-bullet text:level="1" text:style-name="Bullet_20_Symbols" loext:num-list-format="%1%." style:num-suffix="." text:bullet-char="—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–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–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<text:bookmark text:name="_Hlk27312521"/>МИНИСТЕРСТВО ОБРАЗОВАНИЯ РЕСПУБЛИКИ БЕЛАРУСЬ<text:line-break/>Учреждение образования «БЕЛОРУССКИЙ ГОСУДАРСТВЕННЫЙ <text:line-break/>ТЕХНОЛОГИЧЕСКИЙ УНИВЕРСИТЕТ»</text:p>
      <text:p text:style-name="P25"><text:span text:style-name="T74">Факультет</text:span><text:span text:style-name="T77"> </text:span><text:span text:style-name="T78"><text:tab/>Информационных</text:span><text:span text:style-name="T79"> </text:span><text:span text:style-name="T78">технологий</text:span></text:p>
      <text:p text:style-name="P25"><text:span text:style-name="T74">Кафедра </text:span><text:span text:style-name="T78"><text:tab/>Информационных систем</text:span><text:span text:style-name="T80"> </text:span><text:span text:style-name="T78">и</text:span><text:span text:style-name="T81"> </text:span><text:span text:style-name="T78">технологий</text:span></text:p>
      <text:p text:style-name="P24"><text:span text:style-name="T74">Специальность </text:span><text:span text:style-name="T78"><text:tab/>1-40 05 01 «Информационные системы и технологии» </text:span></text:p>
      <text:p text:style-name="P2">ПОЯСНИТЕЛЬНАЯ ЗАПИСКА КУРСОВОГО ПРОЕКТА</text:p>
      <text:p text:style-name="P23"><text:span text:style-name="T74">по</text:span><text:span text:style-name="T82"> </text:span><text:span text:style-name="T74">дисциплине «Компьютерные языки разметки»</text:span></text:p>
      <text:p text:style-name="P22"><text:span text:style-name="T74">Тема</text:span><text:span text:style-name="T78"> </text:span><text:span text:style-name="T74">«Разработка веб-сайта для </text:span><text:span text:style-name="T76">интернет-магазина</text:span> <text:span text:style-name="T85">компьютерных комплектующих</text:span><text:span text:style-name="T74">»</text:span></text:p>
      <text:p text:style-name="P16">Исполнитель</text:p>
      <text:p text:style-name="P43"><text:span text:style-name="T3">студент(ка) 1 курса 1</text:span><text:span text:style-name="T18"> </text:span><text:span text:style-name="T3">группы</text:span><text:span text:style-name="T19"><text:tab/>________________</text:span><text:span text:style-name="T3"><text:tab/></text:span><text:span text:style-name="T4">А. Д. Савко</text:span></text:p>
      <text:p text:style-name="P4">подпись, дата</text:p>
      <text:p text:style-name="P17">Руководитель</text:p>
      <text:p text:style-name="P44"><text:span text:style-name="T6"><text:tab/><text:tab/><text:tab/><text:tab/><text:tab/><text:tab/></text:span><text:span text:style-name="T3"><text:tab/>______________<text:tab/><text:tab/></text:span><text:span text:style-name="T5">Л</text:span><text:span text:style-name="T3">. </text:span><text:span text:style-name="T5">П</text:span><text:span text:style-name="T3">. </text:span><text:span text:style-name="T5">Степанова</text:span></text:p>
      <text:p text:style-name="P5">должность, ученая степень, ученое звание<text:tab/> <text:s text:c="9"/>подпись, дата</text:p>
      <text:p text:style-name="P45"><text:span text:style-name="T3">Курсовой проект защищен с</text:span><text:span text:style-name="T20"> </text:span><text:span text:style-name="T3">оценкой </text:span><text:span text:style-name="T6"><text:tab/><text:tab/><text:tab/><text:tab/></text:span></text:p>
      <text:p text:style-name="P21"><text:span text:style-name="T74">Руководитель</text:span><text:span text:style-name="T83"> _________________ <text:tab/>______________<text:tab/></text:span><text:span text:style-name="T84"><text:tab/></text:span><text:span text:style-name="T7">Л</text:span><text:span text:style-name="T6">. </text:span><text:span text:style-name="T7">П</text:span><text:span text:style-name="T6">. </text:span><text:span text:style-name="T7">Степанова</text:span><text:span text:style-name="T78"><text:tab/></text:span></text:p>
      <text:p text:style-name="P3">подпись<text:tab/><text:tab/> <text:s text:c="10"/>дата<text:tab/><text:tab/><text:tab/>инициалы и фамилия</text:p>
      <text:p text:style-name="P15"/>
      <text:p text:style-name="P14">Содержание</text:p>
      <text:p text:style-name="P13"/>
      <text:p text:style-name="P27"><text:span text:style-name="T1">Введение</text:span><text:span text:style-name="T2"><text:tab/></text:span><text:span text:style-name="T2"><text:bookmark-ref text:reference-format="page" text:ref-name="_Toc122565653">Ошибка: источник перекрёстной ссылки не найден</text:bookmark-ref></text:span></text:p>
      <text:p text:style-name="P27"><text:span text:style-name="T1">1. Постановка задачи</text:span><text:span text:style-name="T2"><text:tab/></text:span><text:span text:style-name="T2"><text:bookmark-ref text:reference-format="page" text:ref-name="_Toc122565654">Ошибка: источник перекрёстной ссылки не найден</text:bookmark-ref></text:span></text:p>
      <text:p text:style-name="P29"><text:span text:style-name="T1">1.1. Обзор аналогичных решений</text:span><text:span text:style-name="T2"><text:tab/></text:span><text:span text:style-name="T2"><text:bookmark-ref text:reference-format="page" text:ref-name="_Toc122565655">Ошибка: источник перекрёстной ссылки не найден</text:bookmark-ref></text:span></text:p>
      <text:p text:style-name="P29"><text:span text:style-name="T1">1.2. Техническое задание</text:span><text:span text:style-name="T2"><text:tab/>7</text:span></text:p>
      <text:p text:style-name="P29"><text:span text:style-name="T1">1.3. Выбор средств реализации программного продукта</text:span><text:span text:style-name="T2"><text:tab/>8</text:span></text:p>
      <text:p text:style-name="P29"><text:span text:style-name="T1">1.4. Вывод</text:span><text:span text:style-name="T2"><text:tab/>10</text:span></text:p>
      <text:p text:style-name="P27"><text:span text:style-name="T1">2. Проектирование страниц веб-сайта</text:span><text:span text:style-name="T2"><text:tab/>10</text:span></text:p>
      <text:p text:style-name="P28"><text:span text:style-name="T1">2.1 Выбор способа верстки</text:span><text:span text:style-name="Текст_20_выноски_20_Знак"><text:span text:style-name="T75"><text:tab/></text:span></text:span><text:span text:style-name="T2"><text:bookmark-ref text:reference-format="page" text:ref-name="_Toc122565659">Ошибка: источник перекрёстной ссылки не найден</text:bookmark-ref></text:span><text:span text:style-name="T2">0</text:span></text:p>
      <text:p text:style-name="P28"><text:span text:style-name="T1">2.2 Выбор стилевого оформления</text:span><text:span text:style-name="T2"><text:tab/></text:span><text:span text:style-name="T2"><text:bookmark-ref text:reference-format="page" text:ref-name="_Toc122565660">Ошибка: источник перекрёстной ссылки не найден</text:bookmark-ref></text:span><text:span text:style-name="T2">0</text:span></text:p>
      <text:p text:style-name="P28"><text:span text:style-name="T1">2.3 Выбор шрифтового оформления</text:span><text:span text:style-name="T2"><text:tab/>11</text:span></text:p>
      <text:p text:style-name="P28"><text:span text:style-name="T1">2.4 Разработка логотипа</text:span><text:span text:style-name="T2"><text:tab/>11</text:span></text:p>
      <text:p text:style-name="P28"><text:span text:style-name="T1">2.5 Разработка пользовательских элементов</text:span><text:span text:style-name="T2"><text:tab/>11</text:span></text:p>
      <text:p text:style-name="P28"><text:span text:style-name="T1">2.6 Разработка спецэффектов</text:span><text:span text:style-name="T2"><text:tab/>12</text:span></text:p>
      <text:p text:style-name="P28"><text:span text:style-name="T1">2.7 Выводы</text:span><text:span text:style-name="T2"><text:tab/>12</text:span></text:p>
      <text:p text:style-name="P27"><text:span text:style-name="T1">ПРИЛОЖЕНИЕ А</text:span><text:span text:style-name="T2"><text:tab/></text:span></text:p>
      <text:p text:style-name="P6">ПРИЛОЖЕНИЕ Б</text:p>
      <text:p text:style-name="P12">Содержание</text:p>
      <text:p text:style-name="P11"/>
      <text:p text:style-name="P8"><text:tab/>Актуальность <text:span text:style-name="T86">данного проекта </text:span><text:span text:style-name="T87">обусловлена тем, что </text:span><text:span text:style-name="T88">сборка компьютеров из комплектующих вместо покупки уже готовых решений остается актуальной, как и раньше, ведь </text:span><text:span text:style-name="T89">заводские модели </text:span><text:span text:style-name="T90">зачастую </text:span><text:span text:style-name="T89">имеют более высокую стоимость, </text:span><text:span text:style-name="T90">к тому же в них не всегда соблюдается баланс </text:span><text:span text:style-name="T91">производительности компонентов, </text:span><text:span text:style-name="T92">к вышеуказанным фактором добавляется то, что замена старых комплектующих на новые </text:span><text:span text:style-name="T93">позволяет сэкономить деньги на приобретении </text:span><text:span text:style-name="T94">нов</text:span><text:span text:style-name="T95">ого компьютера </text:span><text:span text:style-name="T96">или обращении к компьютерным мастерам.</text:span></text:p>
      <text:p text:style-name="P7"><text:tab/><text:span text:style-name="T97">В процессе работы над проектом были поставлены следующие задачи</text:span><text:span text:style-name="T98">:</text:span></text:p>
      <text:list text:style-name="L1">
        <text:list-item>
          <text:p text:style-name="P55">создание кроссбраузерного веб-сайта;</text:p>
        </text:list-item>
        <text:list-item>
          <text:p text:style-name="P55">разработка адаптивности для веб-страниц;</text:p>
        </text:list-item>
        <text:list-item>
          <text:p text:style-name="P55">добавление анимации;</text:p>
        </text:list-item>
      </text:list>
      <text:p text:style-name="P46"><text:span text:style-name="T10">Основные цели курсового проекта: анализ сайтов похожей тематики, выявление положительных и</text:span><text:span text:style-name="T21"> </text:span><text:span text:style-name="T10">отрицательных характеристик этих сайтов, улучшение навыков верстки и</text:span><text:span text:style-name="T21"> </text:span><text:span text:style-name="T10">получение опыта разработки проектов, ознакомление с</text:span><text:span text:style-name="T21"> </text:span><text:span text:style-name="T10">новыми технологиями для</text:span><text:span text:style-name="T21"> </text:span><text:span text:style-name="T10">создания сайтов, выполнение поставленных задач.</text:span></text:p>
      <text:p text:style-name="P47"/>
      <text:p text:style-name="P26"><text:span text:style-name="T9"><text:tab/></text:span><text:span text:style-name="T9"><text:bookmark-ref text:reference-format="page" text:ref-name="_Toc122565654">Ошибка: источник перекрёстной ссылки не найден</text:bookmark-ref></text:span></text:p>
      <text:p text:style-name="P56">1 <text:s text:c="2"/>Постановка задачи</text:p>
      <text:list xml:id="list3285414908" text:style-name="WWNum3">
        <text:list-item>
          <text:list>
            <text:list-item>
              <text:p text:style-name="P50">Обзор аналогичных решений</text:p>
            </text:list-item>
          </text:list>
        </text:list-item>
      </text:list>
      <text:p text:style-name="P31"><text:tab/>Для того, чтобы <text:span text:style-name="T100">сайт был успешным и смог понравиться пользователю, сайт должен иметь простой, удобный и понятный интерфейс, </text:span><text:span text:style-name="T103">которые дадут пользователю </text:span><text:span text:style-name="T104">положительный опыт взаимодействия с интернет-магазином</text:span><text:span text:style-name="T100">, </text:span><text:span text:style-name="T101">чрезмерная яркость и </text:span><text:span text:style-name="T102">слишком </text:span><text:span text:style-name="T101">сложная архитектура сделают сайт неудобным для пользователя.</text:span></text:p>
      <text:p text:style-name="P30"><text:tab/><text:span text:style-name="T105">В качестве аналогов были выбраны сайты интернет-магазинов и онлайн каталогов, </text:span><text:span text:style-name="T106">а именно: </text:span><text:span text:style-name="T107">21vek.by [1], <text:s/></text:span><text:span text:style-name="T108">catalog.onliner.by </text:span><text:span text:style-name="T107">[</text:span><text:span text:style-name="T111">2</text:span><text:span text:style-name="T107">]</text:span><text:span text:style-name="T108">, <text:s/></text:span><text:span text:style-name="T109">5element.by </text:span><text:span text:style-name="T107">[</text:span><text:span text:style-name="T111">3</text:span><text:span text:style-name="T107">]</text:span><text:span text:style-name="T109">,</text:span><text:span text:style-name="T110"> agroup.by </text:span><text:span text:style-name="T107">[</text:span><text:span text:style-name="T111">4</text:span><text:span text:style-name="T107">]</text:span><text:span text:style-name="T110">. </text:span><text:span text:style-name="T114">Данные сайты имеют необходимый функционал.</text:span></text:p>
      <text:p text:style-name="P30"><text:tab/><text:span text:style-name="T115">Первым был выбран сайт </text:span><text:span text:style-name="T112">21vek.by, </text:span><text:span text:style-name="T115">У сайта простая и приятная цветовая схема, </text:span><text:span text:style-name="T117">используются только 4 цвета</text:span><text:span text:style-name="T115">, </text:span><text:span text:style-name="T116">карточки товаров выглядят лаконично, </text:span><text:span text:style-name="T131">вся информация о товаре</text:span><text:span text:style-name="T116">, </text:span><text:span text:style-name="T118">как таковые, анимации отсутствуют, что делает использование сайта, имеется мобильная версия, </text:span><text:span text:style-name="T119">в которой реализована адаптивность, в компьютерной версии она отсутствует</text:span><text:span text:style-name="T118">, однако вариант версии определяется только по </text:span><text:span text:style-name="T113">useragent-</text:span><text:span text:style-name="T118">у браузера, из-за чего могут быть проблемы при использовании.</text:span></text:p>
      <text:p text:style-name="P10">При анализе функционала были выявлены следующие преимущества:</text:p>
      <text:list text:style-name="L2">
        <text:list-item>
          <text:p text:style-name="P51"><text:span text:style-name="T14">Е</text:span><text:span text:style-name="T13">диные цвета</text:span></text:p>
        </text:list-item>
        <text:list-item>
          <text:p text:style-name="P52">понятный интерфейс</text:p>
        </text:list-item>
        <text:list-item>
          <text:p text:style-name="P53">интерактивность</text:p>
        </text:list-item>
      </text:list>
      <text:p text:style-name="P20">К недостаткам в функционале веб-сайта можно отнести:</text:p>
      <text:list xml:id="list1300146392" text:style-name="L3">
        <text:list-item>
          <text:p text:style-name="P57"><text:span text:style-name="T15">О</text:span><text:span text:style-name="T13">тсутствует адаптивность верстки у компьютерной версии, версия </text:span><text:span text:style-name="T17">выбирается</text:span><text:span text:style-name="T13"> исключительно по </text:span><text:span text:style-name="T23">useragent-</text:span><text:span text:style-name="T13">у.</text:span></text:p>
        </text:list-item>
        <text:list-item>
          <text:p text:style-name="P59"><text:span text:style-name="T13"><text:s/>меню выбора категорий в компьютерной версии перегружено.</text:span><text:span text:style-name="T120"><text:tab/></text:span></text:p>
        </text:list-item>
        <text:list-item>
          <text:p text:style-name="P61">малый размер шрифта в разделе с информацией о товаре.</text:p>
        </text:list-item>
      </text:list>
      <text:p text:style-name="P37"><text:span text:style-name="T147">catalog.onliner.by – </text:span><text:span text:style-name="T133">онлайн каталог различных товаров, цветовая гамма <text:s text:c="3"/>элементов интерфейса достаточно </text:span><text:span text:style-name="T137">широкая</text:span><text:span text:style-name="T133">, но поскольку они используются в небольшом количестве, это не портит восприятие сайта, </text:span><text:span text:style-name="T135">сайт имеет адаптивную верстку, </text:span><text:span text:style-name="T136">интерфейс не перегружен.</text:span></text:p>
      <text:p text:style-name="P36"><text:span text:style-name="T135"><text:tab/></text:span><text:span text:style-name="T134">При анализе функционала были выявлены следующие преимущества:</text:span></text:p>
      <text:list xml:id="list3012591103" text:style-name="L4">
        <text:list-item>
          <text:p text:style-name="P69"><text:span text:style-name="T134">А</text:span><text:span text:style-name="T132">даптивность верстки.</text:span></text:p>
        </text:list-item>
        <text:list-item>
          <text:p text:style-name="P62">Простой и комфортный интерфейс.</text:p>
        </text:list-item>
        <text:list-item>
          <text:p text:style-name="P65">Наличие базовой информации о товаре при использовании. компьютерной версии.</text:p>
        </text:list-item>
        <text:list-item>
          <text:p text:style-name="P66">Малая степень отличий между мобильной и компьютерной версией.</text:p>
        </text:list-item>
      </text:list>
      <text:p text:style-name="P38">5element.by – <text:span text:style-name="T132">сайт магазина 5 элемент, </text:span><text:span text:style-name="T138">цветовая схема содержит в себе только 3 цвета, </text:span><text:span text:style-name="T139">карточки товаров содержат всю базовую информацию </text:span><text:span text:style-name="T140">о товаре,</text:span><text:span text:style-name="T145">в компьютерной версии</text:span><text:span text:style-name="T140"> </text:span><text:span text:style-name="T141">карточки </text:span><text:span text:style-name="T142">занимают все свободное место по ширине, </text:span><text:span text:style-name="T143">элементы сайт</text:span><text:span text:style-name="T144">а </text:span><text:span text:style-name="T145">занимают много места, отсутствует адаптивность в компьютерной версии, в мобильной же версии все размеры сделаны так, чтобы интерфейс был удобным, кроме того мобильная версия имеет адаптивность.</text:span></text:p>
      <text:p text:style-name="P33"><text:soft-page-break/><text:tab/>При анализе функционала были выявлены следующие преимущества:</text:p>
      <text:list xml:id="list123211007763607" text:continue-numbering="true" text:style-name="L4">
        <text:list-item>
          <text:p text:style-name="P70"><text:span text:style-name="T134">А</text:span><text:span text:style-name="T132">даптивность верстки </text:span><text:span text:style-name="T146">в мобильной версии</text:span><text:span text:style-name="T132">.</text:span></text:p>
        </text:list-item>
        <text:list-item>
          <text:p text:style-name="P63">Простой интерфейс.</text:p>
        </text:list-item>
        <text:list-item>
          <text:p text:style-name="P67">Наличие базовой информации о товаре.</text:p>
        </text:list-item>
      </text:list>
      <text:p text:style-name="P19"><text:tab/>К недостаткам в функционале веб-сайта можно отнести:</text:p>
      <text:list xml:id="list123211580877326" text:continue-list="list1300146392" text:style-name="L3">
        <text:list-item>
          <text:p text:style-name="P58"><text:span text:style-name="T15">О</text:span><text:span text:style-name="T13">тсутствует адаптивность верстки у компьютерной версии, версия </text:span><text:span text:style-name="T17">выбирается</text:span><text:span text:style-name="T13"> исключительно по </text:span><text:span text:style-name="T23">useragent-</text:span><text:span text:style-name="T13">у.</text:span></text:p>
        </text:list-item>
        <text:list-item>
          <text:p text:style-name="P60"><text:span text:style-name="T16">Массивный интерфейс компьютерной версии</text:span><text:span text:style-name="T13">.</text:span></text:p>
        </text:list-item>
      </text:list>
      <text:p text:style-name="P32"><text:span text:style-name="T129">A</text:span><text:span text:style-name="T128">group.by</text:span><text:span text:style-name="T130"> – </text:span><text:span text:style-name="T121">сайт интернет магазина </text:span><text:span text:style-name="T130">Agroup, </text:span><text:span text:style-name="T122">цветовая гамма простая, элементы </text:span><text:span text:style-name="T123">красиво </text:span><text:span text:style-name="T122">сливаются </text:span><text:span text:style-name="T123">с окружающим пространства страниц, </text:span><text:span text:style-name="T126">кроме этого они красиво выделяются </text:span><text:span text:style-name="T127">с помощью незаметных рамок</text:span><text:span text:style-name="T123">, </text:span><text:span text:style-name="T124">обе версии являются адаптивными, </text:span><text:span text:style-name="T125">интерфейс понятный и не нагроможденный.</text:span></text:p>
      <text:p text:style-name="P34"><text:tab/>При анализе функционала были выявлены следующие преимущества:</text:p>
      <text:list xml:id="list123211274289555" text:continue-list="list123211007763607" text:style-name="L4">
        <text:list-item>
          <text:p text:style-name="P71"><text:span text:style-name="T134">А</text:span><text:span text:style-name="T132">даптивность верстки.</text:span></text:p>
        </text:list-item>
        <text:list-item>
          <text:p text:style-name="P64">Простой и <text:span text:style-name="T148">лаконичный</text:span> интерфейс.</text:p>
        </text:list-item>
        <text:list-item>
          <text:p text:style-name="P68">Наличие базовой информации о товаре.</text:p>
        </text:list-item>
      </text:list>
      <text:p text:style-name="P35"/>
      <text:list xml:id="list123212083535907" text:continue-list="list3285414908" text:style-name="WWNum3">
        <text:list-item>
          <text:list>
            <text:list-item>
              <text:p text:style-name="P72">Техническое задание</text:p>
            </text:list-item>
          </text:list>
        </text:list-item>
      </text:list>
      <text:p text:style-name="P41"><text:tab/><text:span text:style-name="T26">В данном курсовом проекте требуется создать многостраничный веб-сайт </text:span><text:span text:style-name="T27">интернет-магазина компьютерных комплектующих, </text:span><text:span text:style-name="T28">состоящий из </text:span><text:span text:style-name="T37">5</text:span><text:span text:style-name="T28"> страниц</text:span><text:span text:style-name="T29">.</text:span></text:p>
      <text:p text:style-name="P40"><text:span text:style-name="T29"><text:tab/>Первая страница является главной, </text:span><text:span text:style-name="T30">она содержит в себе </text:span><text:span text:style-name="T31">ссылки на товары разных типов(процессоры, видеокарты, материнские платы, </text:span><text:span text:style-name="T32">озу</text:span><text:span text:style-name="T31"> и т.д), </text:span><text:span text:style-name="T33">которые сопровождаются соответствующим</text:span><text:span text:style-name="T31"> </text:span><text:span text:style-name="T33">изображением. </text:span><text:span text:style-name="T34">Сама категория, её фотография </text:span><text:span text:style-name="T35">и название </text:span><text:span text:style-name="T68">xml </text:span><text:span text:style-name="T36">файла с товарами категории хранятся в </text:span><text:span text:style-name="T68">xml </text:span><text:span text:style-name="T36">файле </text:span><text:span text:style-name="T68">cats.xml.</text:span></text:p>
      <text:p text:style-name="P41"><text:span text:style-name="T31"><text:tab/></text:span><text:span text:style-name="T38">Вторая страница </text:span><text:span text:style-name="T39">представляет собой страницу товаров одной категории, </text:span><text:span text:style-name="T40">товарные карточки подгружаются на страницу из </text:span><text:span text:style-name="T69">xml </text:span><text:span text:style-name="T40">файла, </text:span><text:span text:style-name="T41">выбор которого </text:span><text:span text:style-name="T42">зависит от </text:span><text:span text:style-name="T43">ключа записанного после последнего октоторпа</text:span><text:span text:style-name="T70">( # ) </text:span><text:span text:style-name="T44">в поисковой строки, </text:span><text:span text:style-name="T45">например если ссылка в адресной строке указывает на ...</text:span><text:span text:style-name="T71">goods.html#cpus, </text:span><text:span text:style-name="T45">данные будут загружены из файла </text:span><text:span text:style-name="T72">cpus.xml. </text:span><text:span text:style-name="T46">Из выбранного файла подгружаются фотография, артикул, название и описание товара. </text:span><text:span text:style-name="T47">На данной странице вы можете добавить товар в корзи</text:span><text:span text:style-name="T48">ну</text:span><text:span text:style-name="T47">.</text:span></text:p>
      <text:p text:style-name="P41"><text:span text:style-name="T49">Третья страница </text:span><text:span text:style-name="T50">представляет собой корзину, </text:span><text:span text:style-name="T51">на ней можно выбрать количество конкретного товара, </text:span><text:span text:style-name="T52">удалить товар, </text:span><text:span text:style-name="T53">очистить корзину, указать номер и оформить заказ, </text:span><text:span text:style-name="T54">после оформления заказа будет отправлен </text:span><text:span text:style-name="T73">post </text:span><text:span text:style-name="T54">запрос с содержимым корзины </text:span><text:span text:style-name="T55">на указанный адрес, очищает корзину и оставляет сообщение об подтверждении заказа, также имеется </text:span><text:span text:style-name="T57">функция появления надписи</text:span><text:span text:style-name="T56"> о пустой корзине, если она пуста.</text:span></text:p>
      <text:p text:style-name="P39"><text:span text:style-name="T58"><text:tab/>Четвертая страница содержит внутри себя статьи, </text:span><text:span text:style-name="T59">если статья занимает места по вертикали больше, чем установлено, её дальнейшее содержимой скрывается, </text:span><text:span text:style-name="T60">под блоками со статьями появляются кнопки «показать-скрыть статью», </text:span><text:span text:style-name="T61">при нажатии которых соответствующая статья отображается в полном объеме или же наоборот, сворачивается до первоначального размера.</text:span></text:p>
      <text:p text:style-name="P41"><text:span text:style-name="T61"><text:tab/></text:span><text:span text:style-name="T62">Пятая тема </text:span><text:span text:style-name="T63">представляет собой </text:span><text:span text:style-name="T64">информацию о магазине, чем он является, </text:span><text:soft-page-break/><text:span text:style-name="T64">юрлицо, адрес </text:span><text:span text:style-name="T65">регистрации и прочую похожую информацию.</text:span></text:p>
      <text:p text:style-name="P42"><text:span text:style-name="T65">Ц</text:span><text:span text:style-name="T26">ветовая гамма </text:span><text:span text:style-name="T66">содержит 4 цвета — </text:span><text:span text:style-name="T67">черный, белый, желто-оранжевый и циан.</text:span></text:p>
      <text:p text:style-name="P18">Мобильная версия содержит весь функционал компьютерной версии, отличается от компьютерной она только расположением элементов, <text:span text:style-name="T149">размер шрифта в мобильной версии увеличен.</text:span></text:p>
      <text:p text:style-name="P9">Требования к программному продукту состоят из таких видов: пользовательский, атрибутов качества. То есть пользователь должен иметь простой и <text:span text:style-name="T150">комфортный</text:span> доступ к информации, так же конечный продукт должен быть кроссплатформенным и адаптивным для любого вида устройств.</text:p>
      <text:p text:style-name="P9"/>
      <text:list xml:id="list123210750031502" text:continue-numbering="true" text:style-name="WWNum3">
        <text:list-item>
          <text:list>
            <text:list-item>
              <text:p text:style-name="P49"><text:span text:style-name="T151">Выбор средств реализации программного продукта</text:span></text:p>
            </text:list-item>
          </text:list>
        </text:list-item>
      </text:list>
      <text:p text:style-name="P54"/>
      <text:p text:style-name="P73"><text:span text:style-name="T11">Для реализации проекта были выбраны языки: </text:span><text:span text:style-name="T22">HTML</text:span><text:span text:style-name="T11">, </text:span><text:span text:style-name="T22">CSS</text:span><text:span text:style-name="T11">/</text:span><text:span text:style-name="T22">SCSS</text:span><text:span text:style-name="T11">, </text:span><text:span text:style-name="T22">JavaScript</text:span><text:span text:style-name="T11">. Структура сайта создана с помощью языка разметки </text:span><text:span text:style-name="T22">HTML</text:span><text:span text:style-name="T11">, дизайн сайта оформлен с помощью </text:span><text:span text:style-name="T22">CSS</text:span><text:span text:style-name="T11">/</text:span><text:span text:style-name="T22">SCSS</text:span><text:span text:style-name="T11">. Подробнее про каждый из них:</text:span></text:p>
      <text:p text:style-name="P73"><text:span text:style-name="T22">HTML</text:span><text:span text:style-name="T11"> (или </text:span><text:span text:style-name="T22">HyperTextMarkup</text:span><text:span text:style-name="T11"> </text:span><text:span text:style-name="T22">Language</text:span><text:span text:style-name="T11">) – это стандартизированный язык разметки документов в Интернете. Вопреки расхожему заблуждению, </text:span><text:span text:style-name="T22">HTML</text:span><text:span text:style-name="T11"> – это не язык программирования. Он используется для того, чтобы все элементы на странице (тексты, рисунки, таблицы) были расположены правильно; за его чтение отвечают специальные программы, которые всем знакомы – браузеры (веб-обозреватели). В 2014 году был создан </text:span><text:span text:style-name="T22">HTML</text:span><text:span text:style-name="T11">5</text:span><text:span text:style-name="T22"> </text:span><text:span text:style-name="T11">[6]. Разработчики ориентировались на устранение проблем предыдущих версий и реализацию современных функций: </text:span></text:p>
      <text:list text:style-name="WWNum2">
        <text:list-item>
          <text:p text:style-name="P74"><text:span text:style-name="T8">высокая скорость работы сайта за счет удаления всего лишнего из кода и перераспределения функциональных элементов;</text:span></text:p>
        </text:list-item>
        <text:list-item>
          <text:p text:style-name="P74"><text:span text:style-name="T8">сайты на </text:span><text:span text:style-name="T1">HTML</text:span><text:span text:style-name="T8">5 используют совместно ресурсы браузеров и удаленных серверов, чтоб делает серфинг и просмотр сайтов более комфортным;</text:span></text:p>
        </text:list-item>
        <text:list-item>
          <text:p text:style-name="P74"><text:span text:style-name="T8">сайты стали более легкими, что очень важно для мобильного Интернета, который работает медленнее стационарного;</text:span></text:p>
        </text:list-item>
        <text:list-item>
          <text:p text:style-name="P74"><text:span text:style-name="T99">м</text:span><text:span text:style-name="T8">едиа и интерактивные функции сайтов теперь решаются не путем установки на компьютер специальных приложений, а ресурсами самого кода сайта.</text:span></text:p>
        </text:list-item>
      </text:list>
      <text:p text:style-name="P73"><text:span text:style-name="T22">CSS</text:span><text:span text:style-name="T11"> (или </text:span><text:span text:style-name="T22">Cascading</text:span><text:span text:style-name="T11"> </text:span><text:span text:style-name="T22">Style</text:span><text:span text:style-name="T11"> </text:span><text:span text:style-name="T22">Sheets</text:span><text:span text:style-name="T11">) — это формальный язык, который определяет внешний вид документа, написанного с использованием </text:span><text:span text:style-name="T22">HTML</text:span><text:span text:style-name="T11">. </text:span><text:span text:style-name="T22"> </text:span></text:p>
      <text:p text:style-name="P73"><text:span text:style-name="T22">SCSS </text:span><text:span text:style-name="T11">–</text:span><text:span text:style-name="T22"> </text:span><text:span text:style-name="T11">это расширение для упрощения каскадных таблиц стилей (</text:span><text:span text:style-name="T22">CSS</text:span><text:span text:style-name="T11">).</text:span><text:span text:style-name="T22"> </text:span></text:p>
      <text:p text:style-name="P73"><text:span text:style-name="T22">JavaScript</text:span><text:span text:style-name="T11"> – мультипарадигменный язык программирования. Поддерживает объектно-ориентированный, императивный и функциональный стили. Является реализацией спецификации </text:span><text:span text:style-name="T22">ECMAScript</text:span><text:span text:style-name="T11">.</text:span></text:p>
      <text:p text:style-name="P73"><text:span text:style-name="T11">Вёрстка сайта реализуется в редакторе кода </text:span><text:span text:style-name="T22">Visual</text:span><text:span text:style-name="T11"> </text:span><text:span text:style-name="T22">Studio</text:span><text:span text:style-name="T11"> </text:span><text:span text:style-name="T22">Code</text:span><text:span text:style-name="T11">. </text:span><text:span text:style-name="T22">Visual</text:span><text:span text:style-name="T11"> </text:span><text:span text:style-name="T22">Studio</text:span><text:span text:style-name="T11"> </text:span><text:span text:style-name="T22">Code</text:span><text:span text:style-name="T11"> – это бесплатное и</text:span><text:span text:style-name="T22"> </text:span><text:span text:style-name="T11">удобное программное обеспечение, предназначенное специально для написания кода, и</text:span><text:span text:style-name="T22"> </text:span><text:span text:style-name="T11">в</text:span><text:span text:style-name="T22"> </text:span><text:span text:style-name="T11">частности вёрстки сайта. Для этого в</text:span><text:span text:style-name="T22"> </text:span><text:span text:style-name="T11">программе предусмотрено множество встроенных функций, ускоряющих процесс написания кода, благодаря всплывающим подсказкам, навигации по</text:span><text:span text:style-name="T22"> </text:span><text:span text:style-name="T11">написанному коду, автоматическому формированию отступов вложенных строк и</text:span><text:span text:style-name="T22"> </text:span><text:span text:style-name="T11">встроенной функции автозаполнения. </text:span><text:span text:style-name="T22">Visual</text:span><text:span text:style-name="T11"> </text:span><text:span text:style-name="T22">Studio</text:span><text:span text:style-name="T11"> </text:span><text:span text:style-name="T22">Code</text:span><text:span text:style-name="T11"> имеет отзывчивый и</text:span><text:span text:style-name="T22"> </text:span><text:span text:style-name="T11">приятный интерфейс </text:span><text:soft-page-break/><text:span text:style-name="T11">и</text:span><text:span text:style-name="T22"> </text:span><text:span text:style-name="T11">возможность подключения огромного множества различных расширений (плагинов) отлично дополняющих основной функционал, </text:span><text:span text:style-name="T12">кроме того имеется функционал управления</text:span><text:span text:style-name="T24"> git</text:span><text:span text:style-name="T12"> репозиториями.</text:span><text:span text:style-name="T11"> </text:span></text:p>
      <text:p text:style-name="P73"><text:span text:style-name="T11">Исходя из требований к проекту, в частности адаптивность и кроссбраузерность сайта, было принято решение об использовании </text:span><text:span text:style-name="T22">CSS</text:span><text:span text:style-name="T11">-препроцессора </text:span><text:span text:style-name="T22">SCSS</text:span><text:span text:style-name="T11">. </text:span><text:span text:style-name="T22">Live</text:span><text:span text:style-name="T11"> </text:span><text:span text:style-name="T22">Sass</text:span><text:span text:style-name="T11"> </text:span><text:span text:style-name="T22">Compiler</text:span><text:span text:style-name="T11"> – расширение, которое в интерактивном режиме компилирует </text:span><text:span text:style-name="T22">scss</text:span><text:span text:style-name="T11">-файлы в </text:span><text:span text:style-name="T22">css</text:span><text:span text:style-name="T11">-файлы. Для этого нужно нажать клавишу </text:span><text:span text:style-name="T22">Watch</text:span><text:span text:style-name="T11"> </text:span><text:span text:style-name="T22">Sass</text:span><text:span text:style-name="T11">.</text:span></text:p>
      <text:p text:style-name="P73"><text:span text:style-name="T11">Для создания отдельных блоков страницы будет использована </text:span><text:span text:style-name="T22">Flexbox</text:span><text:span text:style-name="T11">-верстка. С помощью этой технологии можно очень просто и гибко расставить элементы в контейнере, распределить доступное пространство между ними, и выровнять их тем или иным способом даже если они не имеют конкретных размеров. </text:span><text:span text:style-name="T22">CSS</text:span><text:span text:style-name="T11"> </text:span><text:span text:style-name="T22">Flexbox</text:span><text:span text:style-name="T11"> поддерживается всеми используемые на сегодняшний момент современными браузерами (с использованием префиксов: </text:span><text:span text:style-name="T22">IE</text:span><text:span text:style-name="T11">10+, </text:span><text:span text:style-name="T22">Edge</text:span><text:span text:style-name="T11">12+, </text:span><text:span text:style-name="T22">Firefox</text:span><text:span text:style-name="T11"> 2+, </text:span><text:span text:style-name="T22">Chrome</text:span><text:span text:style-name="T11"> 4+, </text:span><text:span text:style-name="T22">Safari</text:span><text:span text:style-name="T11"> 3.1+, </text:span><text:span text:style-name="T22">Opera</text:span><text:span text:style-name="T11"> 12.1+, </text:span><text:span text:style-name="T22">iOS</text:span><text:span text:style-name="T11"> </text:span><text:span text:style-name="T22">Safari</text:span><text:span text:style-name="T11"> 3.2, </text:span><text:span text:style-name="T22">Opera</text:span><text:span text:style-name="T11"> </text:span><text:span text:style-name="T22">mini</text:span><text:span text:style-name="T11">, </text:span><text:span text:style-name="T22">Android</text:span><text:span text:style-name="T11"> 2.1+, </text:span><text:span text:style-name="T22">Blackberry</text:span><text:span text:style-name="T11"> 7+).</text:span></text:p>
      <text:p text:style-name="P73"><text:span text:style-name="T11">Макет сайта выполнен при помощи онлайн-сервиса для</text:span><text:span text:style-name="T22"> </text:span><text:span text:style-name="T11">разработки интерфейсов и</text:span><text:span text:style-name="T22"> </text:span><text:span text:style-name="T11">прототипирования </text:span><text:span text:style-name="T22">Figma</text:span><text:span text:style-name="T11">.</text:span></text:p>
      <text:p text:style-name="P73"><text:span text:style-name="T11">Сайт должен корректно отображаться на</text:span><text:span text:style-name="T22"> </text:span><text:span text:style-name="T11">всех актуальных браузерах. Основной язык русский.</text:span></text:p>
      <text:p text:style-name="P73"><text:span text:style-name="T11">В данном разделе были рассмотрены аналогичные решения, были проанализированы их недостатки и преимущества, для создания в последующем качественного веб-сайта. Были поставлены конкретные задачи для создания интерактивного информационного ресурса. Кроме того, были рассмотрены средства реализации программного продукта, такие как языки разметки, а также редактор кода </text:span><text:span text:style-name="T22">Visual</text:span><text:span text:style-name="T11"> </text:span><text:span text:style-name="T22">Studio</text:span><text:span text:style-name="T11"> </text:span><text:span text:style-name="T22">Code</text:span><text:span text:style-name="T11">. <text:s/>Были проанализированы особенности языков и основные дополнительные средства редактора. Все вышеперечисленные пункты понадобятся для достижения поставленной задачи и для создания в дальнейшем качественного продукта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  <style:text-properties fo:language="ru" fo:country="RU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line-height="100%" fo:text-align="justify" style:justify-single-word="false" fo:orphans="0" fo:widows="0" fo:text-indent="0.75cm" style:auto-text-indent="false" style:snap-to-layout-grid="false"/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line-height="10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fo:language="ru" fo:country="RU" style:text-underline-style="none" style:font-name-asian="Calibri1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fo:language="ru" fo:country="RU" style:font-size-asian="9pt" style:font-name-complex="Segoe UI1" style:font-family-complex="'Segoe UI'" style:font-family-generic-complex="system" style:font-pitch-complex="variable" style:font-size-complex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741cm" fo:margin-left="1.991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2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1.501cm" fo:margin-left="2.3cm" fo:margin-right="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251cm" fo:margin-bottom="1.501cm" fo:margin-left="2.3cm" fo:margin-right="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2" style:page-layout-name="Mpm2" draw:style-name="Mdp1" style:next-style-name="Converted1"/>
    <style:master-page style:name="Converted1" style:page-layout-name="Mpm3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Converted4" style:page-layout-name="Mpm3" draw:style-name="Mdp1">
      <style:header>
        <text:p text:style-name="MP1"><text:page-number text:select-page="current">9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4T12:32:09.878000000</dc:date>
    <meta:editing-duration>PT5H16M22S</meta:editing-duration>
    <meta:editing-cycles>175</meta:editing-cycles>
    <meta:generator>LibreOffice/7.4.3.2$Windows_X86_64 LibreOffice_project/1048a8393ae2eeec98dff31b5c133c5f1d08b890</meta:generator>
    <meta:document-statistic meta:table-count="0" meta:image-count="0" meta:object-count="0" meta:page-count="7" meta:paragraph-count="99" meta:word-count="1446" meta:character-count="11437" meta:non-whitespace-character-count="10032"/>
  </office:meta>
</office:document-meta>
</file>